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png" manifest:media-type="image/png"/>
  <manifest:file-entry manifest:full-path="media/image6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598">
      <style:paragraph-properties fo:line-height="115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50%" fo:text-align="left" style:tab-stop-distance="1in" fo:margin-left="0.5in" fo:margin-right="0in" fo:text-indent="-0.35518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4722in" style:font-size-asian="0.64722in" style:font-size-complex="0.647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7f7f8"/>
    </style:style>
    <style:style style:family="paragraph" style:name="a500">
      <style:paragraph-properties fo:line-height="115%" fo:text-align="left" style:tab-stop-distance="1in" fo:margin-left="0.5in" fo:margin-right="0in" fo:text-indent="-0.3841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4722in" style:font-size-asian="0.64722in" style:font-size-complex="0.647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7f7f8"/>
    </style:style>
    <style:style style:family="paragraph" style:name="a455">
      <style:paragraph-properties fo:line-height="150%" fo:text-align="left" style:tab-stop-distance="1in" fo:margin-left="0.5in" fo:margin-right="0in" fo:text-indent="-0.3551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15%" fo:text-align="left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4722in" style:font-size-asian="0.64722in" style:font-size-complex="0.647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7f7f8"/>
    </style:style>
    <style:style style:family="text" style:name="a45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4722in" style:font-size-asian="0.64722in" style:font-size-complex="0.647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7f7f8"/>
    </style:style>
    <style:style style:family="presentation" style:name="a50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9">
      <style:paragraph-properties fo:line-height="150%" fo:text-align="left" style:tab-stop-distance="1in" fo:margin-left="0.5in" fo:margin-right="0in" fo:text-indent="-0.3551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 style:parent-style-name="Graphics">
      <style:graphic-properties draw:fill="none" draw:stroke="none" draw:image-opacity="100%"/>
    </style:style>
    <style:style style:family="presentation" style:name="a50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0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4722in" style:font-size-asian="0.64722in" style:font-size-complex="0.647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7f7f8"/>
    </style:style>
    <style:style style:family="text" style:name="a462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4722in" style:font-size-asian="0.64722in" style:font-size-complex="0.647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7f7f8"/>
    </style:style>
    <style:style style:family="drawing-page" style:name="a510">
      <style:drawing-page-properties draw:fill="solid" draw:fill-color="#00796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3">
      <style:paragraph-properties fo:line-height="150%" fo:text-align="left" style:tab-stop-distance="1in" fo:margin-left="0.5in" fo:margin-right="0in" fo:text-indent="-0.3551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af7b51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1.11111in" style:font-size-asian="1.11111in" style:font-size-complex="1.1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af7b51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1.11111in" style:font-size-asian="1.11111in" style:font-size-complex="1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4722in" style:font-size-asian="0.64722in" style:font-size-complex="0.647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7f7f8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4722in" style:font-size-asian="0.64722in" style:font-size-complex="0.647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7f7f8"/>
    </style:style>
    <style:style style:family="text" style:name="a514">
      <style:text-properties fo:font-variant="normal" fo:text-transform="none" fo:color="#af7b51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50%" fo:text-align="left" style:tab-stop-distance="1in" fo:margin-left="0.5in" fo:margin-right="0in" fo:text-indent="-0.3551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fffff"/>
    </style:style>
    <style:style style:family="presentation" style:name="a51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1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115%" fo:text-align="left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3" style:parent-style-name="Graphics">
      <style:graphic-properties draw:fill="none" draw:stroke="none" draw:image-opacity="100%"/>
    </style:style>
    <style:style style:family="drawing-page" style:name="a520">
      <style:drawing-page-properties draw:fill="solid" draw:fill-color="#233a4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21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7f7f8"/>
    </style:style>
    <style:style style:family="presentation" style:name="a47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7f7f8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52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7">
      <style:drawing-page-properties draw:fill="solid" draw:fill-color="#233a4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af7b51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55556in" style:font-size-asian="0.55556in" style:font-size-complex="0.555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7f7f8"/>
    </style:style>
    <style:style style:family="text" style:name="a479">
      <style:text-properties fo:font-variant="normal" fo:text-transform="none" fo:color="#af7b51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7f7f8"/>
    </style:style>
    <style:style style:family="paragraph" style:name="a527">
      <style:paragraph-properties fo:line-height="115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7f7f8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1556in" style:font-size-asian="0.31556in" style:font-size-complex="0.315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7f7f8"/>
    </style:style>
    <style:style style:family="text" style:name="a48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1556in" style:font-size-asian="0.31556in" style:font-size-complex="0.31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7f7f8"/>
    </style:style>
    <style:style style:family="text" style:name="a53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7f7f8"/>
    </style:style>
    <style:style style:family="paragraph" style:name="a484">
      <style:paragraph-properties fo:line-height="115%" fo:text-align="left" style:tab-stop-distance="1in" fo:margin-left="0.5in" fo:margin-right="0in" fo:text-indent="-0.38416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15%" fo:text-align="left" style:tab-stop-distance="1in" fo:margin-left="0in" fo:margin-right="0in" fo:text-indent="0in" fo:margin-top="0.16667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1556in" style:font-size-asian="0.31556in" style:font-size-complex="0.315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7f7f8"/>
    </style:style>
    <style:style style:family="presentation" style:name="a5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1556in" style:font-size-asian="0.31556in" style:font-size-complex="0.31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7f7f8"/>
    </style:style>
    <style:style style:family="graphic" style:name="a534" style:parent-style-name="Graphics">
      <style:graphic-properties draw:fill="none" draw:stroke="none" draw:image-opacity="100%"/>
    </style:style>
    <style:style style:family="paragraph" style:name="a488">
      <style:paragraph-properties fo:line-height="115%" fo:text-align="left" style:tab-stop-distance="1in" fo:margin-left="0.5in" fo:margin-right="0in" fo:text-indent="-0.3841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3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38">
      <style:drawing-page-properties draw:fill="solid" draw:fill-color="#233a4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7f7f8"/>
    </style:style>
    <style:style style:family="text" style:name="a49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1556in" style:font-size-asian="0.31556in" style:font-size-complex="0.315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7f7f8"/>
    </style:style>
    <style:style style:family="text" style:name="a491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1556in" style:font-size-asian="0.31556in" style:font-size-complex="0.31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7f7f8"/>
    </style:style>
    <style:style style:family="paragraph" style:name="a492">
      <style:paragraph-properties fo:line-height="115%" fo:text-align="left" style:tab-stop-distance="1in" fo:margin-left="0.5in" fo:margin-right="0in" fo:text-indent="-0.3841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7f7f8"/>
    </style:style>
    <style:style style:family="text" style:name="a494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1556in" style:font-size-asian="0.31556in" style:font-size-complex="0.315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7f7f8"/>
    </style:style>
    <style:style style:family="paragraph" style:name="a54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1556in" style:font-size-asian="0.31556in" style:font-size-complex="0.31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7f7f8"/>
    </style:style>
    <style:style style:family="paragraph" style:name="a496">
      <style:paragraph-properties fo:line-height="115%" fo:text-align="left" style:tab-stop-distance="1in" fo:margin-left="0.5in" fo:margin-right="0in" fo:text-indent="-0.3841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7f7f8"/>
    </style:style>
    <style:style style:family="paragraph" style:name="a544">
      <style:paragraph-properties fo:line-height="115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1556in" style:font-size-asian="0.31556in" style:font-size-complex="0.315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7f7f8"/>
    </style:style>
    <style:style style:family="text" style:name="a49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1556in" style:font-size-asian="0.31556in" style:font-size-complex="0.31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7f7f8"/>
    </style:style>
    <style:style style:family="text" style:name="a54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7f7f8"/>
    </style:style>
    <style:style style:family="text" style:name="a400">
      <style:text-properties fo:font-variant="normal" fo:text-transform="none" fo:color="#af7b5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7f7f8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15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0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06">
      <style:drawing-page-properties draw:fill="solid" draw:fill-color="#233a4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7">
      <style:text-properties fo:font-variant="normal" fo:text-transform="none" fo:color="#af7b51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92361in" style:font-size-asian="0.92361in" style:font-size-complex="0.9236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af7b51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92361in" style:font-size-asian="0.92361in" style:font-size-complex="0.923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7f7f8"/>
    </style:style>
    <style:style style:family="paragraph" style:name="a551">
      <style:paragraph-properties fo:line-height="115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7f7f8"/>
    </style:style>
    <style:style style:family="text" style:name="a600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15%" fo:text-align="left" style:tab-stop-distance="1in" fo:margin-left="0in" fo:margin-right="0in" fo:text-indent="0in" fo:margin-top="0.16667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15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af7b51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15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 style:parent-style-name="Graphics">
      <style:graphic-properties draw:fill="none" draw:stroke="none" draw:image-opacity="100%"/>
    </style:style>
    <style:style style:family="presentation" style:name="a41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13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DFKai-SB" style:font-family-asian="DFKai-SB" style:font-family-complex="DFKai-SB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DFKai-SB" style:font-family-asian="DFKai-SB" style:font-family-complex="DFKai-SB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15%" fo:text-align="left" style:tab-stop-distance="1in" fo:margin-left="0in" fo:margin-right="0in" fo:text-indent="0in" fo:margin-top="0.16667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DFKai-SB" style:font-family-asian="DFKai-SB" style:font-family-complex="DFKai-SB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DFKai-SB" style:font-family-asian="DFKai-SB" style:font-family-complex="DFKai-SB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62">
      <style:drawing-page-properties draw:fill="solid" draw:fill-color="#233a4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1.33333in" style:font-size-asian="1.33333in" style:font-size-complex="1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1.33333in" style:font-size-asian="1.33333in" style:font-size-complex="1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1.33333in" style:font-size-asian="1.33333in" style:font-size-complex="1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1.33333in" style:font-size-asian="1.33333in" style:font-size-complex="1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DFKai-SB" style:font-family-asian="DFKai-SB" style:font-family-complex="DFKai-SB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DFKai-SB" style:font-family-asian="DFKai-SB" style:font-family-complex="DFKai-SB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DFKai-SB" style:font-family-asian="DFKai-SB" style:font-family-complex="DFKai-SB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DFKai-SB" style:font-family-asian="DFKai-SB" style:font-family-complex="DFKai-SB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DFKai-SB" style:font-family-asian="DFKai-SB" style:font-family-complex="DFKai-SB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 style:parent-style-name="Graphics">
      <style:graphic-properties draw:fill="none" draw:stroke="none"/>
    </style:style>
    <style:style style:family="presentation" style:name="a57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7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74">
      <style:drawing-page-properties draw:fill="solid" draw:fill-color="#233a4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7f7f8"/>
    </style:style>
    <style:style style:family="text" style:name="a57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7f7f8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4c113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89">
      <style:drawing-page-properties draw:fill="solid" draw:fill-color="#163ef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6">
      <style:drawing-page-properties draw:fill="solid" draw:fill-color="#233a4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af7b51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1.11111in" style:font-size-asian="1.11111in" style:font-size-complex="1.1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af7b51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1.11111in" style:font-size-asian="1.11111in" style:font-size-complex="1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4c113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15%" fo:text-align="center" style:tab-stop-distance="1in" fo:margin-left="0in" fo:margin-right="0in" fo:text-indent="0in" fo:margin-top="0.16667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390" style:parent-style-name="Graphics">
      <style:graphic-properties draw:fill="none" draw:stroke="none" draw:image-opacity="100%"/>
    </style:style>
    <style:style style:family="presentation" style:name="a58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PMingLiu" style:font-family-asian="PMingLiu" style:font-family-complex="PMingLiu" fo:font-size="1.11111in" style:font-size-asian="1.11111in" style:font-size-complex="1.1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9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1.11111in" style:font-size-asian="1.11111in" style:font-size-complex="1.1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587">
      <style:drawing-page-properties draw:fill="solid" draw:fill-color="#233a4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1.38889in" style:font-size-asian="1.38889in" style:font-size-complex="1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ffffff"/>
    </style:style>
    <style:style style:family="text" style:name="a588">
      <style:text-properties fo:font-variant="normal" fo:text-transform="none" fo:color="#af7b51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41667in" style:font-size-asian="0.41667in" style:font-size-complex="0.41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94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1in" style:font-size-asian="1in" style:font-size-complex="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ffffff"/>
    </style:style>
    <style:style style:family="text" style:name="a589">
      <style:text-properties fo:font-variant="normal" fo:text-transform="none" fo:color="#af7b51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af7b51" style:text-line-through-type="none" style:text-line-through-style="none" style:text-line-through-width="auto" style:text-line-through-color="font-color" style:text-position="0% 100%" fo:font-family="PMingLiu" style:font-family-asian="PMingLiu" style:font-family-complex="PMingLiu" fo:font-size="1in" style:font-size-asian="1in" style:font-size-complex="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center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397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4">
      <style:drawing-page-properties draw:fill="solid" draw:fill-color="#233a4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8">
      <style:text-properties fo:font-variant="normal" fo:text-transform="none" fo:color="#af7b5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af7b5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5556in" style:font-size-asian="0.55556in" style:font-size-complex="0.555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ffffff"/>
    </style:style>
    <style:style style:family="text" style:name="a399">
      <style:text-properties fo:font-variant="normal" fo:text-transform="none" fo:color="#af7b5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af7b51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4722in" style:font-size-asian="0.64722in" style:font-size-complex="0.647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7f7f8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4722in" style:font-size-asian="0.64722in" style:font-size-complex="0.647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7f7f8"/>
    </style: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3">
      <text:list-level-style-number text:level="1" style:num-format="1" style:num-suffix=".">
        <style:list-level-properties text:space-before="0.11584in" text:min-label-width="0.38416in"/>
        <style:text-properties fo:color="#374151" fo:font-family="Arial" fo:font-size="100%"/>
      </text:list-level-style-number>
      <text:list-level-style-number text:level="2" style:num-format="1" style:num-suffix=".">
        <style:list-level-properties text:space-before="0.61584in" text:min-label-width="0.38416in"/>
        <style:text-properties fo:color="#374151" fo:font-family="Arial" fo:font-size="100%"/>
      </text:list-level-style-number>
      <text:list-level-style-number text:level="3" style:num-format="1" style:num-suffix=".">
        <style:list-level-properties text:space-before="1.11584in" text:min-label-width="0.38416in"/>
        <style:text-properties fo:color="#374151" fo:font-family="Arial" fo:font-size="100%"/>
      </text:list-level-style-number>
      <text:list-level-style-number text:level="4" style:num-format="1" style:num-suffix=".">
        <style:list-level-properties text:space-before="1.61584in" text:min-label-width="0.38416in"/>
        <style:text-properties fo:color="#374151" fo:font-family="Arial" fo:font-size="100%"/>
      </text:list-level-style-number>
      <text:list-level-style-number text:level="5" style:num-format="1" style:num-suffix=".">
        <style:list-level-properties text:space-before="2.11584in" text:min-label-width="0.38416in"/>
        <style:text-properties fo:color="#374151" fo:font-family="Arial" fo:font-size="100%"/>
      </text:list-level-style-number>
      <text:list-level-style-number text:level="6" style:num-format="1" style:num-suffix=".">
        <style:list-level-properties text:space-before="2.61584in" text:min-label-width="0.38416in"/>
        <style:text-properties fo:color="#374151" fo:font-family="Arial" fo:font-size="100%"/>
      </text:list-level-style-number>
      <text:list-level-style-number text:level="7" style:num-format="1" style:num-suffix=".">
        <style:list-level-properties text:space-before="3.11584in" text:min-label-width="0.38416in"/>
        <style:text-properties fo:color="#374151" fo:font-family="Arial" fo:font-size="100%"/>
      </text:list-level-style-number>
      <text:list-level-style-number text:level="8" style:num-format="1" style:num-suffix=".">
        <style:list-level-properties text:space-before="3.61584in" text:min-label-width="0.38416in"/>
        <style:text-properties fo:color="#374151" fo:font-family="Arial" fo:font-size="100%"/>
      </text:list-level-style-number>
      <text:list-level-style-number text:level="9" style:num-format="1" style:num-suffix=".">
        <style:list-level-properties text:space-before="4.11584in" text:min-label-width="0.38416in"/>
        <style:text-properties fo:color="#374151" fo:font-family="Arial" fo:font-size="100%"/>
      </text:list-level-style-number>
    </text:list-style>
    <text:list-style style:name="a456">
      <text:list-level-style-number text:level="1" style:num-format="1" style:num-suffix=".">
        <style:list-level-properties text:space-before="0.14482in" text:min-label-width="0.35518in"/>
        <style:text-properties fo:color="#374151" fo:font-family="Arial" fo:font-size="100%"/>
      </text:list-level-style-number>
      <text:list-level-style-number text:level="2" style:num-format="1" style:num-suffix=".">
        <style:list-level-properties text:space-before="0.64482in" text:min-label-width="0.35518in"/>
        <style:text-properties fo:color="#374151" fo:font-family="Arial" fo:font-size="100%"/>
      </text:list-level-style-number>
      <text:list-level-style-number text:level="3" style:num-format="1" style:num-suffix=".">
        <style:list-level-properties text:space-before="1.14482in" text:min-label-width="0.35518in"/>
        <style:text-properties fo:color="#374151" fo:font-family="Arial" fo:font-size="100%"/>
      </text:list-level-style-number>
      <text:list-level-style-number text:level="4" style:num-format="1" style:num-suffix=".">
        <style:list-level-properties text:space-before="1.64482in" text:min-label-width="0.35518in"/>
        <style:text-properties fo:color="#374151" fo:font-family="Arial" fo:font-size="100%"/>
      </text:list-level-style-number>
      <text:list-level-style-number text:level="5" style:num-format="1" style:num-suffix=".">
        <style:list-level-properties text:space-before="2.14482in" text:min-label-width="0.35518in"/>
        <style:text-properties fo:color="#374151" fo:font-family="Arial" fo:font-size="100%"/>
      </text:list-level-style-number>
      <text:list-level-style-number text:level="6" style:num-format="1" style:num-suffix=".">
        <style:list-level-properties text:space-before="2.64482in" text:min-label-width="0.35518in"/>
        <style:text-properties fo:color="#374151" fo:font-family="Arial" fo:font-size="100%"/>
      </text:list-level-style-number>
      <text:list-level-style-number text:level="7" style:num-format="1" style:num-suffix=".">
        <style:list-level-properties text:space-before="3.14482in" text:min-label-width="0.35518in"/>
        <style:text-properties fo:color="#374151" fo:font-family="Arial" fo:font-size="100%"/>
      </text:list-level-style-number>
      <text:list-level-style-number text:level="8" style:num-format="1" style:num-suffix=".">
        <style:list-level-properties text:space-before="3.64482in" text:min-label-width="0.35518in"/>
        <style:text-properties fo:color="#374151" fo:font-family="Arial" fo:font-size="100%"/>
      </text:list-level-style-number>
      <text:list-level-style-number text:level="9" style:num-format="1" style:num-suffix=".">
        <style:list-level-properties text:space-before="4.14482in" text:min-label-width="0.35518in"/>
        <style:text-properties fo:color="#374151" fo:font-family="Arial" fo:font-size="100%"/>
      </text:list-level-style-number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number text:level="1" style:num-format="1" style:num-suffix=".">
        <style:list-level-properties text:space-before="0.11584in" text:min-label-width="0.38416in"/>
        <style:text-properties fo:color="#374151" fo:font-family="Arial" fo:font-size="100%"/>
      </text:list-level-style-number>
      <text:list-level-style-number text:level="2" style:num-format="1" style:num-suffix=".">
        <style:list-level-properties text:space-before="0.61584in" text:min-label-width="0.38416in"/>
        <style:text-properties fo:color="#374151" fo:font-family="Arial" fo:font-size="100%"/>
      </text:list-level-style-number>
      <text:list-level-style-number text:level="3" style:num-format="1" style:num-suffix=".">
        <style:list-level-properties text:space-before="1.11584in" text:min-label-width="0.38416in"/>
        <style:text-properties fo:color="#374151" fo:font-family="Arial" fo:font-size="100%"/>
      </text:list-level-style-number>
      <text:list-level-style-number text:level="4" style:num-format="1" style:num-suffix=".">
        <style:list-level-properties text:space-before="1.61584in" text:min-label-width="0.38416in"/>
        <style:text-properties fo:color="#374151" fo:font-family="Arial" fo:font-size="100%"/>
      </text:list-level-style-number>
      <text:list-level-style-number text:level="5" style:num-format="1" style:num-suffix=".">
        <style:list-level-properties text:space-before="2.11584in" text:min-label-width="0.38416in"/>
        <style:text-properties fo:color="#374151" fo:font-family="Arial" fo:font-size="100%"/>
      </text:list-level-style-number>
      <text:list-level-style-number text:level="6" style:num-format="1" style:num-suffix=".">
        <style:list-level-properties text:space-before="2.61584in" text:min-label-width="0.38416in"/>
        <style:text-properties fo:color="#374151" fo:font-family="Arial" fo:font-size="100%"/>
      </text:list-level-style-number>
      <text:list-level-style-number text:level="7" style:num-format="1" style:num-suffix=".">
        <style:list-level-properties text:space-before="3.11584in" text:min-label-width="0.38416in"/>
        <style:text-properties fo:color="#374151" fo:font-family="Arial" fo:font-size="100%"/>
      </text:list-level-style-number>
      <text:list-level-style-number text:level="8" style:num-format="1" style:num-suffix=".">
        <style:list-level-properties text:space-before="3.61584in" text:min-label-width="0.38416in"/>
        <style:text-properties fo:color="#374151" fo:font-family="Arial" fo:font-size="100%"/>
      </text:list-level-style-number>
      <text:list-level-style-number text:level="9" style:num-format="1" style:num-suffix=".">
        <style:list-level-properties text:space-before="4.11584in" text:min-label-width="0.38416in"/>
        <style:text-properties fo:color="#374151" fo:font-family="Arial" fo:font-size="100%"/>
      </text:list-level-style-number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1" style:num-suffix=".">
        <style:list-level-properties text:space-before="0.11584in" text:min-label-width="0.38416in"/>
        <style:text-properties fo:color="#374151" fo:font-family="Arial" fo:font-size="100%"/>
      </text:list-level-style-number>
      <text:list-level-style-number text:level="2" style:num-format="1" style:num-suffix=".">
        <style:list-level-properties text:space-before="0.61584in" text:min-label-width="0.38416in"/>
        <style:text-properties fo:color="#374151" fo:font-family="Arial" fo:font-size="100%"/>
      </text:list-level-style-number>
      <text:list-level-style-number text:level="3" style:num-format="1" style:num-suffix=".">
        <style:list-level-properties text:space-before="1.11584in" text:min-label-width="0.38416in"/>
        <style:text-properties fo:color="#374151" fo:font-family="Arial" fo:font-size="100%"/>
      </text:list-level-style-number>
      <text:list-level-style-number text:level="4" style:num-format="1" style:num-suffix=".">
        <style:list-level-properties text:space-before="1.61584in" text:min-label-width="0.38416in"/>
        <style:text-properties fo:color="#374151" fo:font-family="Arial" fo:font-size="100%"/>
      </text:list-level-style-number>
      <text:list-level-style-number text:level="5" style:num-format="1" style:num-suffix=".">
        <style:list-level-properties text:space-before="2.11584in" text:min-label-width="0.38416in"/>
        <style:text-properties fo:color="#374151" fo:font-family="Arial" fo:font-size="100%"/>
      </text:list-level-style-number>
      <text:list-level-style-number text:level="6" style:num-format="1" style:num-suffix=".">
        <style:list-level-properties text:space-before="2.61584in" text:min-label-width="0.38416in"/>
        <style:text-properties fo:color="#374151" fo:font-family="Arial" fo:font-size="100%"/>
      </text:list-level-style-number>
      <text:list-level-style-number text:level="7" style:num-format="1" style:num-suffix=".">
        <style:list-level-properties text:space-before="3.11584in" text:min-label-width="0.38416in"/>
        <style:text-properties fo:color="#374151" fo:font-family="Arial" fo:font-size="100%"/>
      </text:list-level-style-number>
      <text:list-level-style-number text:level="8" style:num-format="1" style:num-suffix=".">
        <style:list-level-properties text:space-before="3.61584in" text:min-label-width="0.38416in"/>
        <style:text-properties fo:color="#374151" fo:font-family="Arial" fo:font-size="100%"/>
      </text:list-level-style-number>
      <text:list-level-style-number text:level="9" style:num-format="1" style:num-suffix=".">
        <style:list-level-properties text:space-before="4.11584in" text:min-label-width="0.38416in"/>
        <style:text-properties fo:color="#374151" fo:font-family="Arial" fo:font-size="100%"/>
      </text:list-level-style-number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9">
      <text:list-level-style-number text:level="1" style:num-format="1" style:num-suffix=".">
        <style:list-level-properties text:space-before="0.11584in" text:min-label-width="0.38416in"/>
        <style:text-properties fo:color="#374151" fo:font-family="Arial" fo:font-size="100%"/>
      </text:list-level-style-number>
      <text:list-level-style-number text:level="2" style:num-format="1" style:num-suffix=".">
        <style:list-level-properties text:space-before="0.61584in" text:min-label-width="0.38416in"/>
        <style:text-properties fo:color="#374151" fo:font-family="Arial" fo:font-size="100%"/>
      </text:list-level-style-number>
      <text:list-level-style-number text:level="3" style:num-format="1" style:num-suffix=".">
        <style:list-level-properties text:space-before="1.11584in" text:min-label-width="0.38416in"/>
        <style:text-properties fo:color="#374151" fo:font-family="Arial" fo:font-size="100%"/>
      </text:list-level-style-number>
      <text:list-level-style-number text:level="4" style:num-format="1" style:num-suffix=".">
        <style:list-level-properties text:space-before="1.61584in" text:min-label-width="0.38416in"/>
        <style:text-properties fo:color="#374151" fo:font-family="Arial" fo:font-size="100%"/>
      </text:list-level-style-number>
      <text:list-level-style-number text:level="5" style:num-format="1" style:num-suffix=".">
        <style:list-level-properties text:space-before="2.11584in" text:min-label-width="0.38416in"/>
        <style:text-properties fo:color="#374151" fo:font-family="Arial" fo:font-size="100%"/>
      </text:list-level-style-number>
      <text:list-level-style-number text:level="6" style:num-format="1" style:num-suffix=".">
        <style:list-level-properties text:space-before="2.61584in" text:min-label-width="0.38416in"/>
        <style:text-properties fo:color="#374151" fo:font-family="Arial" fo:font-size="100%"/>
      </text:list-level-style-number>
      <text:list-level-style-number text:level="7" style:num-format="1" style:num-suffix=".">
        <style:list-level-properties text:space-before="3.11584in" text:min-label-width="0.38416in"/>
        <style:text-properties fo:color="#374151" fo:font-family="Arial" fo:font-size="100%"/>
      </text:list-level-style-number>
      <text:list-level-style-number text:level="8" style:num-format="1" style:num-suffix=".">
        <style:list-level-properties text:space-before="3.61584in" text:min-label-width="0.38416in"/>
        <style:text-properties fo:color="#374151" fo:font-family="Arial" fo:font-size="100%"/>
      </text:list-level-style-number>
      <text:list-level-style-number text:level="9" style:num-format="1" style:num-suffix=".">
        <style:list-level-properties text:space-before="4.11584in" text:min-label-width="0.38416in"/>
        <style:text-properties fo:color="#374151" fo:font-family="Arial" fo:font-size="100%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number text:level="1" style:num-format="1" style:num-suffix=".">
        <style:list-level-properties text:space-before="0.11584in" text:min-label-width="0.38416in"/>
        <style:text-properties fo:color="#374151" fo:font-family="Arial" fo:font-size="100%"/>
      </text:list-level-style-number>
      <text:list-level-style-number text:level="2" style:num-format="1" style:num-suffix=".">
        <style:list-level-properties text:space-before="0.61584in" text:min-label-width="0.38416in"/>
        <style:text-properties fo:color="#374151" fo:font-family="Arial" fo:font-size="100%"/>
      </text:list-level-style-number>
      <text:list-level-style-number text:level="3" style:num-format="1" style:num-suffix=".">
        <style:list-level-properties text:space-before="1.11584in" text:min-label-width="0.38416in"/>
        <style:text-properties fo:color="#374151" fo:font-family="Arial" fo:font-size="100%"/>
      </text:list-level-style-number>
      <text:list-level-style-number text:level="4" style:num-format="1" style:num-suffix=".">
        <style:list-level-properties text:space-before="1.61584in" text:min-label-width="0.38416in"/>
        <style:text-properties fo:color="#374151" fo:font-family="Arial" fo:font-size="100%"/>
      </text:list-level-style-number>
      <text:list-level-style-number text:level="5" style:num-format="1" style:num-suffix=".">
        <style:list-level-properties text:space-before="2.11584in" text:min-label-width="0.38416in"/>
        <style:text-properties fo:color="#374151" fo:font-family="Arial" fo:font-size="100%"/>
      </text:list-level-style-number>
      <text:list-level-style-number text:level="6" style:num-format="1" style:num-suffix=".">
        <style:list-level-properties text:space-before="2.61584in" text:min-label-width="0.38416in"/>
        <style:text-properties fo:color="#374151" fo:font-family="Arial" fo:font-size="100%"/>
      </text:list-level-style-number>
      <text:list-level-style-number text:level="7" style:num-format="1" style:num-suffix=".">
        <style:list-level-properties text:space-before="3.11584in" text:min-label-width="0.38416in"/>
        <style:text-properties fo:color="#374151" fo:font-family="Arial" fo:font-size="100%"/>
      </text:list-level-style-number>
      <text:list-level-style-number text:level="8" style:num-format="1" style:num-suffix=".">
        <style:list-level-properties text:space-before="3.61584in" text:min-label-width="0.38416in"/>
        <style:text-properties fo:color="#374151" fo:font-family="Arial" fo:font-size="100%"/>
      </text:list-level-style-number>
      <text:list-level-style-number text:level="9" style:num-format="1" style:num-suffix=".">
        <style:list-level-properties text:space-before="4.11584in" text:min-label-width="0.38416in"/>
        <style:text-properties fo:color="#374151" fo:font-family="Arial" fo:font-size="100%"/>
      </text:list-level-style-number>
    </text:list-style>
    <text:list-style style:name="a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0">
      <text:list-level-style-number text:level="1" style:num-format="1" style:num-suffix=".">
        <style:list-level-properties text:space-before="0.14482in" text:min-label-width="0.35518in"/>
        <style:text-properties fo:color="#374151" fo:font-family="Arial" fo:font-size="100%"/>
      </text:list-level-style-number>
      <text:list-level-style-number text:level="2" style:num-format="1" style:num-suffix=".">
        <style:list-level-properties text:space-before="0.64482in" text:min-label-width="0.35518in"/>
        <style:text-properties fo:color="#374151" fo:font-family="Arial" fo:font-size="100%"/>
      </text:list-level-style-number>
      <text:list-level-style-number text:level="3" style:num-format="1" style:num-suffix=".">
        <style:list-level-properties text:space-before="1.14482in" text:min-label-width="0.35518in"/>
        <style:text-properties fo:color="#374151" fo:font-family="Arial" fo:font-size="100%"/>
      </text:list-level-style-number>
      <text:list-level-style-number text:level="4" style:num-format="1" style:num-suffix=".">
        <style:list-level-properties text:space-before="1.64482in" text:min-label-width="0.35518in"/>
        <style:text-properties fo:color="#374151" fo:font-family="Arial" fo:font-size="100%"/>
      </text:list-level-style-number>
      <text:list-level-style-number text:level="5" style:num-format="1" style:num-suffix=".">
        <style:list-level-properties text:space-before="2.14482in" text:min-label-width="0.35518in"/>
        <style:text-properties fo:color="#374151" fo:font-family="Arial" fo:font-size="100%"/>
      </text:list-level-style-number>
      <text:list-level-style-number text:level="6" style:num-format="1" style:num-suffix=".">
        <style:list-level-properties text:space-before="2.64482in" text:min-label-width="0.35518in"/>
        <style:text-properties fo:color="#374151" fo:font-family="Arial" fo:font-size="100%"/>
      </text:list-level-style-number>
      <text:list-level-style-number text:level="7" style:num-format="1" style:num-suffix=".">
        <style:list-level-properties text:space-before="3.14482in" text:min-label-width="0.35518in"/>
        <style:text-properties fo:color="#374151" fo:font-family="Arial" fo:font-size="100%"/>
      </text:list-level-style-number>
      <text:list-level-style-number text:level="8" style:num-format="1" style:num-suffix=".">
        <style:list-level-properties text:space-before="3.64482in" text:min-label-width="0.35518in"/>
        <style:text-properties fo:color="#374151" fo:font-family="Arial" fo:font-size="100%"/>
      </text:list-level-style-number>
      <text:list-level-style-number text:level="9" style:num-format="1" style:num-suffix=".">
        <style:list-level-properties text:space-before="4.14482in" text:min-label-width="0.35518in"/>
        <style:text-properties fo:color="#374151" fo:font-family="Arial" fo:font-size="100%"/>
      </text:list-level-style-number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1" style:num-suffix=".">
        <style:list-level-properties text:space-before="0.14482in" text:min-label-width="0.35518in"/>
        <style:text-properties fo:color="#374151" fo:font-family="Arial" fo:font-size="100%"/>
      </text:list-level-style-number>
      <text:list-level-style-number text:level="2" style:num-format="1" style:num-suffix=".">
        <style:list-level-properties text:space-before="0.64482in" text:min-label-width="0.35518in"/>
        <style:text-properties fo:color="#374151" fo:font-family="Arial" fo:font-size="100%"/>
      </text:list-level-style-number>
      <text:list-level-style-number text:level="3" style:num-format="1" style:num-suffix=".">
        <style:list-level-properties text:space-before="1.14482in" text:min-label-width="0.35518in"/>
        <style:text-properties fo:color="#374151" fo:font-family="Arial" fo:font-size="100%"/>
      </text:list-level-style-number>
      <text:list-level-style-number text:level="4" style:num-format="1" style:num-suffix=".">
        <style:list-level-properties text:space-before="1.64482in" text:min-label-width="0.35518in"/>
        <style:text-properties fo:color="#374151" fo:font-family="Arial" fo:font-size="100%"/>
      </text:list-level-style-number>
      <text:list-level-style-number text:level="5" style:num-format="1" style:num-suffix=".">
        <style:list-level-properties text:space-before="2.14482in" text:min-label-width="0.35518in"/>
        <style:text-properties fo:color="#374151" fo:font-family="Arial" fo:font-size="100%"/>
      </text:list-level-style-number>
      <text:list-level-style-number text:level="6" style:num-format="1" style:num-suffix=".">
        <style:list-level-properties text:space-before="2.64482in" text:min-label-width="0.35518in"/>
        <style:text-properties fo:color="#374151" fo:font-family="Arial" fo:font-size="100%"/>
      </text:list-level-style-number>
      <text:list-level-style-number text:level="7" style:num-format="1" style:num-suffix=".">
        <style:list-level-properties text:space-before="3.14482in" text:min-label-width="0.35518in"/>
        <style:text-properties fo:color="#374151" fo:font-family="Arial" fo:font-size="100%"/>
      </text:list-level-style-number>
      <text:list-level-style-number text:level="8" style:num-format="1" style:num-suffix=".">
        <style:list-level-properties text:space-before="3.64482in" text:min-label-width="0.35518in"/>
        <style:text-properties fo:color="#374151" fo:font-family="Arial" fo:font-size="100%"/>
      </text:list-level-style-number>
      <text:list-level-style-number text:level="9" style:num-format="1" style:num-suffix=".">
        <style:list-level-properties text:space-before="4.14482in" text:min-label-width="0.35518in"/>
        <style:text-properties fo:color="#374151" fo:font-family="Arial" fo:font-size="100%"/>
      </text:list-level-style-number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8">
      <text:list-level-style-number text:level="1" style:num-format="1" style:num-suffix=".">
        <style:list-level-properties text:space-before="0.14482in" text:min-label-width="0.35518in"/>
        <style:text-properties fo:color="#374151" fo:font-family="Arial" fo:font-size="100%"/>
      </text:list-level-style-number>
      <text:list-level-style-number text:level="2" style:num-format="1" style:num-suffix=".">
        <style:list-level-properties text:space-before="0.64482in" text:min-label-width="0.35518in"/>
        <style:text-properties fo:color="#374151" fo:font-family="Arial" fo:font-size="100%"/>
      </text:list-level-style-number>
      <text:list-level-style-number text:level="3" style:num-format="1" style:num-suffix=".">
        <style:list-level-properties text:space-before="1.14482in" text:min-label-width="0.35518in"/>
        <style:text-properties fo:color="#374151" fo:font-family="Arial" fo:font-size="100%"/>
      </text:list-level-style-number>
      <text:list-level-style-number text:level="4" style:num-format="1" style:num-suffix=".">
        <style:list-level-properties text:space-before="1.64482in" text:min-label-width="0.35518in"/>
        <style:text-properties fo:color="#374151" fo:font-family="Arial" fo:font-size="100%"/>
      </text:list-level-style-number>
      <text:list-level-style-number text:level="5" style:num-format="1" style:num-suffix=".">
        <style:list-level-properties text:space-before="2.14482in" text:min-label-width="0.35518in"/>
        <style:text-properties fo:color="#374151" fo:font-family="Arial" fo:font-size="100%"/>
      </text:list-level-style-number>
      <text:list-level-style-number text:level="6" style:num-format="1" style:num-suffix=".">
        <style:list-level-properties text:space-before="2.64482in" text:min-label-width="0.35518in"/>
        <style:text-properties fo:color="#374151" fo:font-family="Arial" fo:font-size="100%"/>
      </text:list-level-style-number>
      <text:list-level-style-number text:level="7" style:num-format="1" style:num-suffix=".">
        <style:list-level-properties text:space-before="3.14482in" text:min-label-width="0.35518in"/>
        <style:text-properties fo:color="#374151" fo:font-family="Arial" fo:font-size="100%"/>
      </text:list-level-style-number>
      <text:list-level-style-number text:level="8" style:num-format="1" style:num-suffix=".">
        <style:list-level-properties text:space-before="3.64482in" text:min-label-width="0.35518in"/>
        <style:text-properties fo:color="#374151" fo:font-family="Arial" fo:font-size="100%"/>
      </text:list-level-style-number>
      <text:list-level-style-number text:level="9" style:num-format="1" style:num-suffix=".">
        <style:list-level-properties text:space-before="4.14482in" text:min-label-width="0.35518in"/>
        <style:text-properties fo:color="#374151" fo:font-family="Arial" fo:font-size="100%"/>
      </text:list-level-style-number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number text:level="1" style:num-format="1" style:num-suffix=".">
        <style:list-level-properties text:space-before="0.14482in" text:min-label-width="0.35518in"/>
        <style:text-properties fo:color="#374151" fo:font-family="Arial" fo:font-size="100%"/>
      </text:list-level-style-number>
      <text:list-level-style-number text:level="2" style:num-format="1" style:num-suffix=".">
        <style:list-level-properties text:space-before="0.64482in" text:min-label-width="0.35518in"/>
        <style:text-properties fo:color="#374151" fo:font-family="Arial" fo:font-size="100%"/>
      </text:list-level-style-number>
      <text:list-level-style-number text:level="3" style:num-format="1" style:num-suffix=".">
        <style:list-level-properties text:space-before="1.14482in" text:min-label-width="0.35518in"/>
        <style:text-properties fo:color="#374151" fo:font-family="Arial" fo:font-size="100%"/>
      </text:list-level-style-number>
      <text:list-level-style-number text:level="4" style:num-format="1" style:num-suffix=".">
        <style:list-level-properties text:space-before="1.64482in" text:min-label-width="0.35518in"/>
        <style:text-properties fo:color="#374151" fo:font-family="Arial" fo:font-size="100%"/>
      </text:list-level-style-number>
      <text:list-level-style-number text:level="5" style:num-format="1" style:num-suffix=".">
        <style:list-level-properties text:space-before="2.14482in" text:min-label-width="0.35518in"/>
        <style:text-properties fo:color="#374151" fo:font-family="Arial" fo:font-size="100%"/>
      </text:list-level-style-number>
      <text:list-level-style-number text:level="6" style:num-format="1" style:num-suffix=".">
        <style:list-level-properties text:space-before="2.64482in" text:min-label-width="0.35518in"/>
        <style:text-properties fo:color="#374151" fo:font-family="Arial" fo:font-size="100%"/>
      </text:list-level-style-number>
      <text:list-level-style-number text:level="7" style:num-format="1" style:num-suffix=".">
        <style:list-level-properties text:space-before="3.14482in" text:min-label-width="0.35518in"/>
        <style:text-properties fo:color="#374151" fo:font-family="Arial" fo:font-size="100%"/>
      </text:list-level-style-number>
      <text:list-level-style-number text:level="8" style:num-format="1" style:num-suffix=".">
        <style:list-level-properties text:space-before="3.64482in" text:min-label-width="0.35518in"/>
        <style:text-properties fo:color="#374151" fo:font-family="Arial" fo:font-size="100%"/>
      </text:list-level-style-number>
      <text:list-level-style-number text:level="9" style:num-format="1" style:num-suffix=".">
        <style:list-level-properties text:space-before="4.14482in" text:min-label-width="0.35518in"/>
        <style:text-properties fo:color="#374151" fo:font-family="Arial" fo:font-size="100%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89" draw:master-page-name="Master1-Layout1-title-TITLE" presentation:presentation-page-layout-name="Master1-PPL1" draw:id="Slide-256">
        <draw:frame draw:id="id109" draw:style-name="a390" draw:name="Google Shape;128;p13" svg:x="5.70177in" svg:y="2.8125in" svg:width="4.10143in" svg:height="2.05072in" style:rel-width="scale" style:rel-height="scale">
          <draw:image xlink:href="media/image1.png" xlink:type="simple" xlink:show="embed" xlink:actuate="onLoad"/>
          <svg:title/>
          <svg:desc/>
        </draw:frame>
        <draw:frame draw:id="id111" presentation:style-name="a397" draw:name="Google Shape;129;p13" svg:x="0.43591in" svg:y="0.6489in" svg:width="4.52198in" svg:height="2.24475in" presentation:class="title" presentation:placeholder="false">
          <draw:text-box>
            <text:p text:style-name="a396" text:class-names="" text:cond-style-name="" text:id="id110"><text:span text:style-name="a391" text:class-names="">英國<text:s text:c="1"/></text:span><text:span text:style-name="a392" text:class-names="">£</text:span><text:span text:style-name="a393" text:class-names=""><text:s text:c="1"/></text:span><text:span text:style-name="a394" text:class-names=""><text:s text:c="1"/></text:span><text:span text:style-name="a395" text:class-names=""/></text:p>
          </draw:text-box>
          <svg:title/>
          <svg:desc/>
        </draw:frame>
        <draw:frame draw:id="id112" presentation:style-name="a402" draw:name="Google Shape;130;p13" svg:x="0.48496in" svg:y="4.23789in" svg:width="9.31824in" svg:height="0.45406in" presentation:class="subtitle" presentation:placeholder="false">
          <draw:text-box>
            <text:p text:style-name="a401" text:class-names="" text:cond-style-name=""><text:span text:style-name="a398" text:class-names="">成員</text:span><text:span text:style-name="a399" text:class-names="">：</text:span><text:span text:style-name="a400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2" presentation:preset-sub-type="1" presentation:preset-class="entrance" smil:begin="0.0s" smil:fill="hold">
                  <anim:set smil:targetElement="id111" smil:attributeName="visibility" smil:to="visible" smil:begin="0.0s" smil:dur="0.001s" smil:fill="hold"/>
                  <anim:animate smil:targetElement="id111" smil:attributeName="y" smil:values="y-1;y" smil:keyTimes="0.0;1.0" smil:dur="2.5s"/>
                </anim:par>
              </anim:par>
            </anim:par>
          </anim:seq>
        </anim:par>
        <presentation:notes draw:style-name="a405">
          <draw:page-thumbnail draw:page-number="1" svg:x="0.41667in" svg:y="0.75in" svg:width="6.66667in" svg:height="3.75in" presentation:class="page" draw:id="id113" presentation:style-name="a403" draw:name="Google Shape;125;p:notes">
            <svg:title/>
            <svg:desc/>
          </draw:page-thumbnail>
          <draw:frame draw:id="id114" presentation:style-name="a404" draw:name="Google Shape;126;p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" draw:style-name="a406" draw:master-page-name="Master1-Layout3-tx-TITLE_AND_BODY" presentation:presentation-page-layout-name="Master1-PPL3" draw:id="Slide-257">
        <draw:frame draw:id="id115" presentation:style-name="a412" draw:name="Google Shape;135;p14" svg:x="0.89583in" svg:y="0.83476in" svg:width="8.20833in" svg:height="1.04396in" presentation:class="title" presentation:placeholder="false">
          <draw:text-box>
            <text:p text:style-name="a409" text:class-names="" text:cond-style-name=""><text:span text:style-name="a407" text:class-names="">地理位置介紹</text:span><text:span text:style-name="a408" text:class-names=""/></text:p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16" presentation:style-name="a432" draw:name="Google Shape;136;p14" svg:x="0.68799in" svg:y="2.08456in" svg:width="8.62402in" svg:height="2.33629in" presentation:class="outline" presentation:placeholder="false">
          <draw:text-box>
            <text:list text:style-name="a416">
              <text:list-item>
                <text:p text:style-name="a415" text:class-names="" text:cond-style-name=""><text:span text:style-name="a413" text:class-names="">˙英國是一個位於西歐的一個島國</text:span><text:span text:style-name="a414" text:class-names=""/></text:p>
              </text:list-item>
            </text:list>
            <text:list text:style-name="a420">
              <text:list-item>
                <text:p text:style-name="a419" text:class-names="" text:cond-style-name=""><text:span text:style-name="a417" text:class-names="">˙總面積約為24.5萬平方千米</text:span><text:span text:style-name="a418" text:class-names=""/></text:p>
              </text:list-item>
            </text:list>
            <text:list text:style-name="a424">
              <text:list-item>
                <text:p text:style-name="a423" text:class-names="" text:cond-style-name=""><text:span text:style-name="a421" text:class-names="">˙本土位於北緯49°N和59°N，東經11°W到2°E之間</text:span><text:span text:style-name="a422" text:class-names=""/></text:p>
              </text:list-item>
            </text:list>
            <text:list text:style-name="a428">
              <text:list-item>
                <text:p text:style-name="a427" text:class-names="" text:cond-style-name=""><text:span text:style-name="a425" text:class-names="">˙位於東南倫敦的格林威治天文台是本初子午線的標準。</text:span><text:span text:style-name="a426" text:class-names=""/></text:p>
              </text:list-item>
            </text:list>
            <text:list text:style-name="a431">
              <text:list-item>
                <text:p text:style-name="a430" text:class-names="" text:cond-style-name=""><text:span text:style-name="a429" text:class-names=""/></text:p>
              </text:list-item>
            </text:list>
          </draw:text-box>
          <svg:title/>
          <svg:desc/>
        </draw:frame>
        <presentation:notes draw:style-name="a435">
          <draw:page-thumbnail draw:page-number="2" svg:x="0.41667in" svg:y="0.75in" svg:width="6.66667in" svg:height="3.75in" presentation:class="page" draw:id="id117" presentation:style-name="a433" draw:name="Google Shape;132;g210700e87ec_4_5:notes">
            <svg:title/>
            <svg:desc/>
          </draw:page-thumbnail>
          <draw:frame draw:id="id118" presentation:style-name="a434" draw:name="Google Shape;133;g210700e87ec_4_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" draw:style-name="a436" draw:master-page-name="Master1-Layout3-tx-TITLE_AND_BODY" presentation:presentation-page-layout-name="Master1-PPL3" draw:id="Slide-258">
        <draw:frame draw:id="id119" presentation:style-name="a440" draw:name="Google Shape;141;p15" svg:x="0.89583in" svg:y="2.29052in" svg:width="8.20833in" svg:height="1.04396in" presentation:class="title" presentation:placeholder="false">
          <draw:text-box>
            <text:p text:style-name="a439" text:class-names="" text:cond-style-name=""><text:span text:style-name="a437" text:class-names="">知名景點</text:span><text:span text:style-name="a438" text:class-names=""/></text:p>
          </draw:text-box>
          <svg:title/>
          <svg:desc/>
        </draw:frame>
        <presentation:notes draw:style-name="a443">
          <draw:page-thumbnail draw:page-number="3" svg:x="0.41667in" svg:y="0.75in" svg:width="6.66667in" svg:height="3.75in" presentation:class="page" draw:id="id120" presentation:style-name="a441" draw:name="Google Shape;138;g210700e87ec_4_961:notes">
            <svg:title/>
            <svg:desc/>
          </draw:page-thumbnail>
          <draw:frame draw:id="id121" presentation:style-name="a442" draw:name="Google Shape;139;g210700e87ec_4_961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" draw:style-name="a444" draw:master-page-name="Master1-Layout3-tx-TITLE_AND_BODY" presentation:presentation-page-layout-name="Master1-PPL3" draw:id="Slide-259">
        <draw:frame draw:id="id122" presentation:style-name="a448" draw:name="Google Shape;146;p16" svg:x="5.64643in" svg:y="3.95918in" svg:width="2.79101in" svg:height="1.04396in" presentation:class="title" presentation:placeholder="false">
          <draw:text-box>
            <text:p text:style-name="a447" text:class-names="" text:cond-style-name=""><text:span text:style-name="a445" text:class-names="">倫敦塔橋</text:span><text:span text:style-name="a446" text:class-names=""/></text:p>
          </draw:text-box>
          <svg:title/>
          <svg:desc/>
        </draw:frame>
        <draw:frame draw:id="id123" presentation:style-name="a472" draw:name="Google Shape;147;p16" svg:x="0.32453in" svg:y="0.66073in" svg:width="4.4019in" svg:height="4.21621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49" text:class-names="">倫敦塔橋是一座跨越泰晤士河的橋樑。</text:span><text:span text:style-name="a450" text:class-names=""/></text:p>
              </text:list-item>
            </text:list>
            <text:list text:style-name="a456">
              <text:list-item>
                <text:p text:style-name="a455" text:class-names="" text:cond-style-name=""><text:span text:style-name="a453" text:class-names="">倫敦塔橋建於19世紀，採用哥德式風格，有兩座塔樓和多個拱門。</text:span><text:span text:style-name="a454" text:class-names=""/></text:p>
              </text:list-item>
            </text:list>
            <text:list text:style-name="a460">
              <text:list-item>
                <text:p text:style-name="a459" text:class-names="" text:cond-style-name=""><text:span text:style-name="a457" text:class-names="">倫敦塔橋是倫敦著名的觀光景點，每年吸引數百萬遊客參觀。</text:span><text:span text:style-name="a458" text:class-names=""/></text:p>
              </text:list-item>
            </text:list>
            <text:list text:style-name="a464">
              <text:list-item>
                <text:p text:style-name="a463" text:class-names="" text:cond-style-name=""><text:span text:style-name="a461" text:class-names="">遊客可以漫步於橋上，欣賞泰晤士河美景，參觀兩座塔樓。</text:span><text:span text:style-name="a462" text:class-names=""/></text:p>
              </text:list-item>
            </text:list>
            <text:list text:style-name="a468">
              <text:list-item>
                <text:p text:style-name="a467" text:class-names="" text:cond-style-name=""><text:span text:style-name="a465" text:class-names="">倫敦塔橋是英國的象徵之一，也是英國重要的文化遺產，於1984年被列為英國國家級古蹟。</text:span><text:span text:style-name="a466" text:class-names=""/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  <draw:frame draw:id="id124" draw:style-name="a473" draw:name="Google Shape;148;p16" svg:x="4.72654in" svg:y="0.49207in" svg:width="4.9004in" svg:height="3.26692in" style:rel-width="scale" style:rel-height="scale">
          <draw:image xlink:href="media/image2.jpg" xlink:type="simple" xlink:show="embed" xlink:actuate="onLoad"/>
          <svg:title/>
          <svg:desc/>
        </draw:frame>
        <presentation:notes draw:style-name="a476">
          <draw:page-thumbnail draw:page-number="4" svg:x="0.41667in" svg:y="0.75in" svg:width="6.66667in" svg:height="3.75in" presentation:class="page" draw:id="id125" presentation:style-name="a474" draw:name="Google Shape;143;g210700e87ec_4_971:notes">
            <svg:title/>
            <svg:desc/>
          </draw:page-thumbnail>
          <draw:frame draw:id="id126" presentation:style-name="a475" draw:name="Google Shape;144;g210700e87ec_4_971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" draw:style-name="a477" draw:master-page-name="Master1-Layout3-tx-TITLE_AND_BODY" presentation:presentation-page-layout-name="Master1-PPL3" draw:id="Slide-260">
        <draw:frame draw:id="id127" presentation:style-name="a481" draw:name="Google Shape;153;p17" svg:x="5.31045in" svg:y="0.59123in" svg:width="4.104in" svg:height="0.95013in" presentation:class="title" presentation:placeholder="false">
          <draw:text-box>
            <text:p text:style-name="a480" text:class-names="" text:cond-style-name=""><text:span text:style-name="a478" text:class-names="">大笨鐘</text:span><text:span text:style-name="a479" text:class-names=""/></text:p>
          </draw:text-box>
          <svg:title/>
          <svg:desc/>
        </draw:frame>
        <draw:frame draw:id="id128" presentation:style-name="a505" draw:name="Google Shape;154;p17" svg:x="0.47802in" svg:y="0.59123in" svg:width="4.52198in" svg:height="4.28182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2" text:class-names="">大笨鐘是倫敦的一個著名地標，位於威斯敏斯特宮的鐘樓上方。</text:span><text:span text:style-name="a483" text:class-names=""/></text:p>
              </text:list-item>
            </text:list>
            <text:list text:style-name="a489">
              <text:list-item>
                <text:p text:style-name="a488" text:class-names="" text:cond-style-name=""><text:span text:style-name="a486" text:class-names="">大笨鐘是世界上最大的時鐘之一，每個整點都會鳴響，聲音可以聽到數公里之外。</text:span><text:span text:style-name="a487" text:class-names=""/></text:p>
              </text:list-item>
            </text:list>
            <text:list text:style-name="a493">
              <text:list-item>
                <text:p text:style-name="a492" text:class-names="" text:cond-style-name=""><text:span text:style-name="a490" text:class-names="">大笨鐘也是英國的象徵之一，出現在許多電影和電視劇中。</text:span><text:span text:style-name="a491" text:class-names=""/></text:p>
              </text:list-item>
            </text:list>
            <text:list text:style-name="a497">
              <text:list-item>
                <text:p text:style-name="a496" text:class-names="" text:cond-style-name=""><text:span text:style-name="a494" text:class-names="">目前大笨鐘正在進行維修，預計於2022年重新啟用。</text:span><text:span text:style-name="a495" text:class-names=""/></text:p>
              </text:list-item>
            </text:list>
            <text:list text:style-name="a501">
              <text:list-item>
                <text:p text:style-name="a500" text:class-names="" text:cond-style-name=""><text:span text:style-name="a498" text:class-names="">大笨鐘吸引數百萬遊客參觀，是倫敦最受歡迎的觀光景點之一。</text:span><text:span text:style-name="a499" text:class-names=""/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  <draw:frame draw:id="id129" draw:style-name="a506" draw:name="Google Shape;155;p17" svg:x="5.10348in" svg:y="1.68081in" svg:width="4.31097in" svg:height="2.82232in" style:rel-width="scale" style:rel-height="scale">
          <draw:image xlink:href="media/image3.jpg" xlink:type="simple" xlink:show="embed" xlink:actuate="onLoad"/>
          <svg:title/>
          <svg:desc/>
        </draw:frame>
        <presentation:notes draw:style-name="a509">
          <draw:page-thumbnail draw:page-number="5" svg:x="0.41667in" svg:y="0.75in" svg:width="6.66667in" svg:height="3.75in" presentation:class="page" draw:id="id130" presentation:style-name="a507" draw:name="Google Shape;150;g210700e87ec_6_30:notes">
            <svg:title/>
            <svg:desc/>
          </draw:page-thumbnail>
          <draw:frame draw:id="id131" presentation:style-name="a508" draw:name="Google Shape;151;g210700e87ec_6_3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" draw:style-name="a510" draw:master-page-name="Master1-Layout7-cust-MAIN_POINT" presentation:presentation-page-layout-name="Master1-PPL7" draw:id="Slide-261">
        <draw:frame draw:id="id132" presentation:style-name="a516" draw:name="Google Shape;160;p18" svg:x="1.51854in" svg:y="1.51503in" svg:width="6.96293in" svg:height="2.7769in" presentation:class="title" presentation:placeholder="false">
          <draw:text-box>
            <text:p text:style-name="a513" text:class-names="" text:cond-style-name=""><text:span text:style-name="a511" text:class-names="">自然地理</text:span><text:span text:style-name="a512" text:class-names=""/></text:p>
            <text:p text:style-name="a515" text:class-names="" text:cond-style-name=""><text:span text:style-name="a514" text:class-names=""/></text:p>
          </draw:text-box>
          <svg:title/>
          <svg:desc/>
        </draw:frame>
        <presentation:notes draw:style-name="a519">
          <draw:page-thumbnail draw:page-number="6" svg:x="0.41667in" svg:y="0.75in" svg:width="6.66667in" svg:height="3.75in" presentation:class="page" draw:id="id133" presentation:style-name="a517" draw:name="Google Shape;157;g210700e87ec_4_966:notes">
            <svg:title/>
            <svg:desc/>
          </draw:page-thumbnail>
          <draw:frame draw:id="id134" presentation:style-name="a518" draw:name="Google Shape;158;g210700e87ec_4_96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" draw:style-name="a520" draw:master-page-name="Master1-Layout3-tx-TITLE_AND_BODY" presentation:presentation-page-layout-name="Master1-PPL3" draw:id="Slide-262">
        <draw:frame draw:id="id135" presentation:style-name="a533" draw:name="Google Shape;165;p19" svg:x="3.90324in" svg:y="0.77857in" svg:width="5.20112in" svg:height="3.80413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1" text:class-names="">●英國的地理環境差異很大</text:span><text:span text:style-name="a522" text:class-names=""/></text:p>
              </text:list-item>
            </text:list>
            <text:list text:style-name="a528">
              <text:list-item>
                <text:p text:style-name="a527" text:class-names="" text:cond-style-name=""><text:span text:style-name="a525" text:class-names="">●英格蘭大部分地區由低地組成，只有在西北方的Tees-Exe線外有一些山地。</text:span><text:span text:style-name="a526" text:class-names=""/></text:p>
              </text:list-item>
            </text:list>
            <text:list text:style-name="a532">
              <text:list-item>
                <text:p text:style-name="a531" text:class-names="" text:cond-style-name=""><text:span text:style-name="a529" text:class-names="">●英國地處中緯，常年受西風帶控制，北大西洋暖流流經北部，全年溫和多雨，為溫帶海洋性氣候。</text:span><text:span text:style-name="a530" text:class-names=""/></text:p>
              </text:list-item>
            </text:list>
          </draw:text-box>
          <svg:title/>
          <svg:desc/>
        </draw:frame>
        <draw:frame draw:id="id136" draw:style-name="a534" draw:name="Google Shape;166;p19" svg:x="0.50019in" svg:y="0.25569in" svg:width="3.14165in" svg:height="4.8499in" style:rel-width="scale" style:rel-height="scale">
          <draw:image xlink:href="media/image4.jpg" xlink:type="simple" xlink:show="embed" xlink:actuate="onLoad"/>
          <svg:title/>
          <svg:desc/>
        </draw:frame>
        <presentation:notes draw:style-name="a537">
          <draw:page-thumbnail draw:page-number="7" svg:x="0.41667in" svg:y="0.75in" svg:width="6.66667in" svg:height="3.75in" presentation:class="page" draw:id="id137" presentation:style-name="a535" draw:name="Google Shape;162;g210700e87ec_6_9:notes">
            <svg:title/>
            <svg:desc/>
          </draw:page-thumbnail>
          <draw:frame draw:id="id138" presentation:style-name="a536" draw:name="Google Shape;163;g210700e87ec_6_9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" draw:style-name="a538" draw:master-page-name="Master1-Layout3-tx-TITLE_AND_BODY" presentation:presentation-page-layout-name="Master1-PPL3" draw:id="Slide-263">
        <draw:frame draw:id="id139" presentation:style-name="a557" draw:name="Google Shape;171;p20" svg:x="4.21875in" svg:y="0.69505in" svg:width="5.33661in" svg:height="4.23491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39" text:class-names="">●東部位於西風的背風地帶，所以東部較西部乾燥。</text:span><text:span text:style-name="a540" text:class-names=""/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  <text:list text:style-name="a549">
              <text:list-item>
                <text:p text:style-name="a548" text:class-names="" text:cond-style-name=""><text:span text:style-name="a546" text:class-names="">●夏季最溫暖的是英格蘭南部；較寒冷的是緯度較高的蘇格蘭北部。</text:span><text:span text:style-name="a547" text:class-names=""/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  <text:list text:style-name="a556">
              <text:list-item>
                <text:p text:style-name="a555" text:class-names="" text:cond-style-name=""><text:span text:style-name="a553" text:class-names="">●冬季和高地的早春多大雪。</text:span><text:span text:style-name="a554" text:class-names=""/></text:p>
              </text:list-item>
            </text:list>
          </draw:text-box>
          <svg:title/>
          <svg:desc/>
        </draw:frame>
        <draw:frame draw:id="id140" draw:style-name="a558" draw:name="Google Shape;172;p20" svg:x="0.31783in" svg:y="0.31019in" svg:width="3.90092in" svg:height="4.86037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561">
          <draw:page-thumbnail draw:page-number="8" svg:x="0.41667in" svg:y="0.75in" svg:width="6.66667in" svg:height="3.75in" presentation:class="page" draw:id="id141" presentation:style-name="a559" draw:name="Google Shape;168;g210700e87ec_6_14:notes">
            <svg:title/>
            <svg:desc/>
          </draw:page-thumbnail>
          <draw:frame draw:id="id142" presentation:style-name="a560" draw:name="Google Shape;169;g210700e87ec_6_1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" draw:style-name="a562" draw:master-page-name="Master1-Layout3-tx-TITLE_AND_BODY" presentation:presentation-page-layout-name="Master1-PPL3" draw:id="Slide-264">
        <draw:frame draw:id="id143" draw:style-name="a569" draw:name="文字方塊 2" svg:x="6.96125in" svg:y="1.10428in" svg:width="2.94744in" svg:height="3.33223in">
          <draw:text-box>
            <text:p text:style-name="a565" text:class-names="" text:cond-style-name=""><text:span text:style-name="a563" text:class-names=""><text:a xlink:href="https://youtu.be/hNEDJYOwpI0" text:style-name="" text:visited-style-name="">影</text:a></text:span><text:span text:style-name="a564" text:class-names=""/></text:p>
            <text:p text:style-name="a568" text:class-names="" text:cond-style-name=""><text:span text:style-name="a566" text:class-names=""><text:a xlink:href="https://youtu.be/hNEDJYOwpI0" text:style-name="" text:visited-style-name="">片</text:a></text:span><text:span text:style-name="a567" text:class-names=""/></text:p>
          </draw:text-box>
          <svg:title/>
          <svg:desc/>
        </draw:frame>
        <draw:frame draw:id="id144" draw:style-name="a570" draw:name="圖片 3" svg:x="0.2099in" svg:y="0.20165in" svg:width="6.92689in" svg:height="5.2099in" style:rel-width="scale" style:rel-height="scale">
          <draw:image xlink:href="media/image6.jpeg" xlink:type="simple" xlink:show="embed" xlink:actuate="onLoad"/>
          <svg:title/>
          <svg:desc>一張含有 文字 的圖片

自動產生的描述</svg:desc>
        </draw:frame>
        <presentation:notes draw:style-name="a573">
          <draw:page-thumbnail draw:page-number="9" svg:x="0.41667in" svg:y="0.75in" svg:width="6.66667in" svg:height="3.75in" presentation:class="page" draw:id="id145" presentation:style-name="a571" draw:name="Google Shape;174;g210700e87ec_4_15:notes">
            <svg:title/>
            <svg:desc/>
          </draw:page-thumbnail>
          <draw:frame draw:id="id146" presentation:style-name="a572" draw:name="Google Shape;175;g210700e87ec_4_1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" draw:style-name="a574" draw:master-page-name="Master1-Layout3-tx-TITLE_AND_BODY" presentation:presentation-page-layout-name="Master1-PPL3" draw:id="Slide-265">
        <draw:frame draw:id="id147" presentation:style-name="a583" draw:name="Google Shape;182;p22" svg:x="0.75722in" svg:y="0.8744in" svg:width="8.34711in" svg:height="3.97999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5" text:class-names="">在這個簡報中，我們介紹了英國的地理環境、位置和著名景點，包括英格蘭的低地和山地、、英國的溫帶海洋性氣候、以及倫敦塔橋和大笨鐘等著名景點。</text:span><text:span text:style-name="a576" text:class-names=""/></text:p>
              </text:list-item>
            </text:list>
            <text:list text:style-name="a582">
              <text:list-item>
                <text:p text:style-name="a581" text:class-names="" text:cond-style-name=""><text:span text:style-name="a579" text:class-names="">感謝大家的聆聽</text:span><text:span text:style-name="a580" text:class-names=""/></text:p>
              </text:list-item>
            </text:list>
          </draw:text-box>
          <svg:title/>
          <svg:desc/>
        </draw:frame>
        <presentation:notes draw:style-name="a586">
          <draw:page-thumbnail draw:page-number="10" svg:x="0.41667in" svg:y="0.75in" svg:width="6.66667in" svg:height="3.75in" presentation:class="page" draw:id="id148" presentation:style-name="a584" draw:name="Google Shape;179;g210700e87ec_6_37:notes">
            <svg:title/>
            <svg:desc/>
          </draw:page-thumbnail>
          <draw:frame draw:id="id149" presentation:style-name="a585" draw:name="Google Shape;180;g210700e87ec_6_3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" draw:style-name="a587" draw:master-page-name="Master1-Layout3-tx-TITLE_AND_BODY" presentation:presentation-page-layout-name="Master1-PPL3" draw:id="Slide-266">
        <draw:frame draw:id="id150" presentation:style-name="a591" draw:name="Google Shape;187;p23" svg:x="0.89583in" svg:y="0.92476in" svg:width="8.20833in" svg:height="1.04396in" presentation:class="title" presentation:placeholder="false">
          <draw:text-box>
            <text:p text:style-name="a590" text:class-names="" text:cond-style-name=""><text:span text:style-name="a588" text:class-names="">參考資料</text:span><text:span text:style-name="a589" text:class-names=""/></text:p>
          </draw:text-box>
          <svg:title/>
          <svg:desc/>
        </draw:frame>
        <draw:frame draw:id="id151" presentation:style-name="a610" draw:name="Google Shape;188;p23" svg:x="0.85977in" svg:y="2.18611in" svg:width="8.20833in" svg:height="2.67717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2" text:class-names="">Google 圖片</text:span><text:span text:style-name="a593" text:class-names=""/></text:p>
              </text:list-item>
            </text:list>
            <text:list text:style-name="a599">
              <text:list-item>
                <text:p text:style-name="a598" text:class-names="" text:cond-style-name=""><text:span text:style-name="a596" text:class-names="">https://zh.wikipedia.org/zh-tw</text:span><text:span text:style-name="a597" text:class-names=""/></text:p>
              </text:list-item>
            </text:list>
            <text:list text:style-name="a603">
              <text:list-item>
                <text:p text:style-name="a602" text:class-names="" text:cond-style-name=""><text:span text:style-name="a600" text:class-names="">https://youtube.com</text:span><text:span text:style-name="a601" text:class-names=""/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  <presentation:notes draw:style-name="a613">
          <draw:page-thumbnail draw:page-number="11" svg:x="0.41667in" svg:y="0.75in" svg:width="6.66667in" svg:height="3.75in" presentation:class="page" draw:id="id152" presentation:style-name="a611" draw:name="Google Shape;184;g210700e87ec_6_44:notes">
            <svg:title/>
            <svg:desc/>
          </draw:page-thumbnail>
          <draw:frame draw:id="id153" presentation:style-name="a612" draw:name="Google Shape;185;g210700e87ec_6_4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">
      <presentation:placeholder presentation:object="title" svg:x="2.0327in" svg:y="1.99347in" svg:width="5.86319in" svg:height="1.58366in"/>
      <presentation:placeholder presentation:object="subtitle" svg:x="2.0327in" svg:y="3.73267in" svg:width="5.86319in" svg:height="0.57152in"/>
      <presentation:placeholder presentation:object="page-number" svg:x="9.17622in" svg:y="4.96902in" svg:width="0.60007in" svg:height="0.43045in"/>
    </style:presentation-page-layout>
    <style:presentation-page-layout style:name="Master1-PPL2" style:display-name="SECTION_HEADER">
      <presentation:placeholder presentation:object="title" svg:x="2.06549in" svg:y="1.90956in" svg:width="5.88091in" svg:height="1.8002in"/>
      <presentation:placeholder presentation:object="page-number" svg:x="9.17622in" svg:y="4.96902in" svg:width="0.60007in" svg:height="0.43045in"/>
    </style:presentation-page-layout>
    <style:presentation-page-layout style:name="Master1-PPL3" style:display-name="TITLE_AND_BODY">
      <presentation:placeholder presentation:object="title" svg:x="0.89583in" svg:y="0.92476in" svg:width="8.20833in" svg:height="1.04396in"/>
      <presentation:placeholder presentation:object="outline" svg:x="0.89583in" svg:y="2.17708in" svg:width="8.20833in" svg:height="2.67717in"/>
      <presentation:placeholder presentation:object="page-number" svg:x="9.17622in" svg:y="4.96902in" svg:width="0.60007in" svg:height="0.43045in"/>
    </style:presentation-page-layout>
    <style:presentation-page-layout style:name="Master1-PPL4" style:display-name="TITLE_AND_TWO_COLUMNS">
      <presentation:placeholder presentation:object="title" svg:x="0.89583in" svg:y="0.92476in" svg:width="8.20833in" svg:height="1.04396in"/>
      <presentation:placeholder presentation:object="outline" svg:x="0.89583in" svg:y="2.17708in" svg:width="4.03117in" svg:height="2.67717in"/>
      <presentation:placeholder presentation:object="outline" svg:x="5.07292in" svg:y="2.17708in" svg:width="4.03117in" svg:height="2.67717in"/>
      <presentation:placeholder presentation:object="page-number" svg:x="9.17622in" svg:y="4.96902in" svg:width="0.60007in" svg:height="0.43045in"/>
    </style:presentation-page-layout>
    <style:presentation-page-layout style:name="Master1-PPL5" style:display-name="TITLE_ONLY">
      <presentation:placeholder presentation:object="title" svg:x="0.89583in" svg:y="0.92476in" svg:width="8.20833in" svg:height="1.04396in"/>
      <presentation:placeholder presentation:object="page-number" svg:x="9.17622in" svg:y="4.96902in" svg:width="0.60007in" svg:height="0.43045in"/>
    </style:presentation-page-layout>
    <style:presentation-page-layout style:name="Master1-PPL6" style:display-name="ONE_COLUMN_TEXT">
      <presentation:placeholder presentation:object="title" svg:x="0.89583in" svg:y="0.92476in" svg:width="4.05643in" svg:height="1.51247in"/>
      <presentation:placeholder presentation:object="outline" svg:x="0.90846in" svg:y="2.53614in" svg:width="4.05643in" svg:height="2.31824in"/>
      <presentation:placeholder presentation:object="page-number" svg:x="9.17622in" svg:y="4.96902in" svg:width="0.60007in" svg:height="0.43045in"/>
    </style:presentation-page-layout>
    <style:presentation-page-layout style:name="Master1-PPL7" style:display-name="MAIN_POINT">
      <presentation:placeholder presentation:object="title" svg:x="1.52442in" svg:y="1.42295in" svg:width="6.96293in" svg:height="2.7769in"/>
      <presentation:placeholder presentation:object="page-number" svg:x="9.17622in" svg:y="4.96902in" svg:width="0.60007in" svg:height="0.43045in"/>
    </style:presentation-page-layout>
    <style:presentation-page-layout style:name="Master1-PPL8" style:display-name="SECTION_TITLE_AND_DESCRIPTION">
      <presentation:placeholder presentation:object="title" svg:x="0.89583in" svg:y="0.92476in" svg:width="7.02559in" svg:height="0.771in"/>
      <presentation:placeholder presentation:object="subtitle" svg:x="0.89583in" svg:y="1.69587in" svg:width="6.40846in" svg:height="0.43045in"/>
      <presentation:placeholder presentation:object="outline" svg:x="0.89583in" svg:y="2.698in" svg:width="6.40846in" svg:height="2.29167in"/>
      <presentation:placeholder presentation:object="page-number" svg:x="9.17622in" svg:y="4.96902in" svg:width="0.60007in" svg:height="0.43045in"/>
    </style:presentation-page-layout>
    <style:presentation-page-layout style:name="Master1-PPL9" style:display-name="CAPTION_ONLY">
      <presentation:placeholder presentation:object="outline" svg:x="0.35873in" svg:y="4.55326in" svg:width="8.10925in" svg:height="0.66175in"/>
      <presentation:placeholder presentation:object="page-number" svg:x="9.17622in" svg:y="4.96902in" svg:width="0.60007in" svg:height="0.43045in"/>
    </style:presentation-page-layout>
    <style:presentation-page-layout style:name="Master1-PPL10" style:display-name="BIG_NUMBER">
      <presentation:placeholder presentation:object="title" svg:x="1.51558in" svg:y="1.5134in" svg:width="6.96883in" svg:height="1.50886in"/>
      <presentation:placeholder presentation:object="outline" svg:x="1.51558in" svg:y="3.13194in" svg:width="6.96883in" svg:height="0.70112in"/>
      <presentation:placeholder presentation:object="page-number" svg:x="9.17622in" svg:y="4.96902in" svg:width="0.60007in" svg:height="0.43045in"/>
    </style:presentation-page-layout>
    <style:presentation-page-layout style:name="Master1-PPL11" style:display-name="BLANK">
      <presentation:placeholder presentation:object="page-number" svg:x="9.17622in" svg:y="4.96902in" svg:width="0.60007in" svg:height="0.43045in"/>
    </style:presentation-page-layout>
    <style:style style:family="graphic" style:name="Graphics"/>
    <style:default-style style:family="graphic">
      <style:graphic-properties draw:fill="solid" draw:fill-color="#058dc7" draw:opacity="100%" draw:stroke="solid" svg:stroke-width="0.02778in" svg:stroke-color="#036692" svg:stroke-opacity="100%" svg:stroke-linecap="butt"/>
    </style:default-styl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95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7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6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9">
      <style:drawing-page-properties draw:fill="solid" draw:fill-color="#c4a15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3889in" style:font-size-asian="0.13889in" style:font-size-complex="0.13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2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1.19444in" style:font-size-asian="1.19444in" style:font-size-complex="1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5">
      <style:drawing-page-properties draw:fill="solid" draw:fill-color="#233a44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7">
      <style:paragraph-properties fo:line-height="115%" fo:text-align="center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8">
      <style:drawing-page-properties draw:fill="solid" draw:fill-color="#c4a15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c4a15a" draw:opacity="100%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3889in" style:font-size-asian="0.13889in" style:font-size-complex="0.13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100%" draw:stroke="none" draw:shadow="visible" draw:shadow-offset-x="0in" draw:shadow-offset-y="0in" draw:shadow-color="#000000" draw:shadow-opacity="40%" draw:auto-grow-width="false" draw:auto-grow-height="false"/>
      <style:paragraph-properties style:font-independent-line-spacing="true" style:writing-mode="lr-tb"/>
    </style:style>
    <style:style style:family="presentation" style:name="a35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">
      <style:text-properties fo:font-variant="normal" fo:text-transform="none" fo:color="#af7b51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233a4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3889in" style:font-size-asian="0.13889in" style:font-size-complex="0.13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233a4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233a44" draw:opacity="100%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100%" draw:stroke="none" draw:shadow="visible" draw:shadow-offset-x="0in" draw:shadow-offset-y="0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af7b51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233a44" draw:opacity="100%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c4a15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c4a15a" draw:opacity="100%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3889in" style:font-size-asian="0.13889in" style:font-size-complex="0.13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9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c4a15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3889in" style:font-size-asian="0.13889in" style:font-size-complex="0.13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5">
      <style:drawing-page-properties draw:fill="solid" draw:fill-color="#00796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163ef5" draw:opacity="100%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">
      <style:drawing-page-properties draw:fill="solid" draw:fill-color="#163ef5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8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100%" draw:stroke="none" draw:shadow="visible" draw:shadow-offset-x="0in" draw:shadow-offset-y="0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af7b51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3889in" style:font-size-asian="0.13889in" style:font-size-complex="0.13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9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00796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5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233a44" draw:opacity="100%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c4a15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233a44" draw:opacity="100%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233a44" draw:opacity="100%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00796b" draw:opacity="100%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00796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233a44" draw:opacity="100%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100%" draw:stroke="none" draw:shadow="visible" draw:shadow-offset-x="0in" draw:shadow-offset-y="0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11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c4a15a" draw:opacity="100%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af7b51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52778in" style:font-size-asian="0.52778in" style:font-size-complex="0.52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c4a15a" draw:opacity="100%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af7b5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center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3889in" style:font-size-asian="0.13889in" style:font-size-complex="0.13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00796b" draw:opacity="100%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163ef5" draw:opacity="100%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163ef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c4a15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163ef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">
      <style:drawing-page-properties draw:fill="solid" draw:fill-color="#233a44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00796b" draw:opacity="100%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00796b" draw:opacity="100%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00796b" draw:opacity="100%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c4a15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7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100%" draw:stroke="none" draw:shadow="visible" draw:shadow-offset-x="0in" draw:shadow-offset-y="0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52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af7b51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5">
      <style:drawing-page-properties draw:fill="solid" draw:fill-color="#233a44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0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2">
      <style:paragraph-properties fo:line-height="1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3889in" style:font-size-asian="0.13889in" style:font-size-complex="0.13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233a4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0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3889in" style:font-size-asian="0.13889in" style:font-size-complex="0.13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233a4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6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233a44" draw:opacity="100%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c4a15a" draw:opacity="100%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100%" draw:stroke="none" draw:shadow="visible" draw:shadow-offset-x="0in" draw:shadow-offset-y="0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af7b51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af7b5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100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163ef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">
      <style:drawing-page-properties draw:fill="solid" draw:fill-color="#233a44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5">
      <style:drawing-page-properties draw:fill="solid" draw:fill-color="#00796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163ef5" draw:opacity="100%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163ef5" draw:opacity="100%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c4a15a" draw:opacity="100%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233a4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100%" draw:stroke="none" draw:shadow="visible" draw:shadow-offset-x="0in" draw:shadow-offset-y="0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af7b51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100%" draw:stroke="none" draw:shadow="visible" draw:shadow-offset-x="0in" draw:shadow-offset-y="0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2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29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3889in" style:font-size-asian="0.13889in" style:font-size-complex="0.13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af7b51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3889in" style:font-size-asian="0.13889in" style:font-size-complex="0.13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3889in" style:font-size-asian="0.13889in" style:font-size-complex="0.13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">
      <style:drawing-page-properties draw:fill="solid" draw:fill-color="#c4a15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3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348">
      <text:list-level-style-bullet text:level="1" text:bullet-char="●">
        <style:list-level-properties text:space-before="0.15972in" text:min-label-width="0.34028in"/>
        <style:text-properties fo:color="#233a44" fo:font-family="Calibri" fo:font-size="0.18056in"/>
      </text:list-level-style-bullet>
      <text:list-level-style-bullet text:level="2" text:bullet-char="●">
        <style:list-level-properties text:space-before="0.65972in" text:min-label-width="0.34028in"/>
        <style:text-properties fo:color="#233a44" fo:font-family="Calibri" fo:font-size="0.18056in"/>
      </text:list-level-style-bullet>
      <text:list-level-style-bullet text:level="3" text:bullet-char="●">
        <style:list-level-properties text:space-before="1.15972in" text:min-label-width="0.34028in"/>
        <style:text-properties fo:color="#233a44" fo:font-family="Calibri" fo:font-size="0.18056in"/>
      </text:list-level-style-bullet>
      <text:list-level-style-bullet text:level="4" text:bullet-char="●">
        <style:list-level-properties text:space-before="1.65972in" text:min-label-width="0.34028in"/>
        <style:text-properties fo:color="#233a44" fo:font-family="Calibri" fo:font-size="0.18056in"/>
      </text:list-level-style-bullet>
      <text:list-level-style-bullet text:level="5" text:bullet-char="●">
        <style:list-level-properties text:space-before="2.15972in" text:min-label-width="0.34028in"/>
        <style:text-properties fo:color="#233a44" fo:font-family="Calibri" fo:font-size="0.18056in"/>
      </text:list-level-style-bullet>
      <text:list-level-style-bullet text:level="6" text:bullet-char="●">
        <style:list-level-properties text:space-before="2.65972in" text:min-label-width="0.34028in"/>
        <style:text-properties fo:color="#233a44" fo:font-family="Calibri" fo:font-size="0.18056in"/>
      </text:list-level-style-bullet>
      <text:list-level-style-bullet text:level="7" text:bullet-char="●">
        <style:list-level-properties text:space-before="3.15972in" text:min-label-width="0.34028in"/>
        <style:text-properties fo:color="#233a44" fo:font-family="Calibri" fo:font-size="0.18056in"/>
      </text:list-level-style-bullet>
      <text:list-level-style-bullet text:level="8" text:bullet-char="●">
        <style:list-level-properties text:space-before="3.65972in" text:min-label-width="0.34028in"/>
        <style:text-properties fo:color="#233a44" fo:font-family="Calibri" fo:font-size="0.18056in"/>
      </text:list-level-style-bullet>
      <text:list-level-style-bullet text:level="9" text:bullet-char="●">
        <style:list-level-properties text:space-before="4.15972in" text:min-label-width="0.34028in"/>
        <style:text-properties fo:color="#233a44" fo:font-family="Calibri" fo:font-size="0.18056in"/>
      </text:list-level-style-bullet>
    </text:list-style>
    <text:list-style style:name="a223">
      <text:list-level-style-bullet text:level="1" text:bullet-char="●">
        <style:list-level-properties text:space-before="0.15972in" text:min-label-width="0.34028in"/>
        <style:text-properties fo:color="#233a44" fo:font-family="Calibri" fo:font-size="0.18056in"/>
      </text:list-level-style-bullet>
      <text:list-level-style-bullet text:level="2" text:bullet-char="●">
        <style:list-level-properties text:space-before="0.65972in" text:min-label-width="0.34028in"/>
        <style:text-properties fo:color="#233a44" fo:font-family="Calibri" fo:font-size="0.18056in"/>
      </text:list-level-style-bullet>
      <text:list-level-style-bullet text:level="3" text:bullet-char="●">
        <style:list-level-properties text:space-before="1.15972in" text:min-label-width="0.34028in"/>
        <style:text-properties fo:color="#233a44" fo:font-family="Calibri" fo:font-size="0.18056in"/>
      </text:list-level-style-bullet>
      <text:list-level-style-bullet text:level="4" text:bullet-char="●">
        <style:list-level-properties text:space-before="1.65972in" text:min-label-width="0.34028in"/>
        <style:text-properties fo:color="#233a44" fo:font-family="Calibri" fo:font-size="0.18056in"/>
      </text:list-level-style-bullet>
      <text:list-level-style-bullet text:level="5" text:bullet-char="●">
        <style:list-level-properties text:space-before="2.15972in" text:min-label-width="0.34028in"/>
        <style:text-properties fo:color="#233a44" fo:font-family="Calibri" fo:font-size="0.18056in"/>
      </text:list-level-style-bullet>
      <text:list-level-style-bullet text:level="6" text:bullet-char="●">
        <style:list-level-properties text:space-before="2.65972in" text:min-label-width="0.34028in"/>
        <style:text-properties fo:color="#233a44" fo:font-family="Calibri" fo:font-size="0.18056in"/>
      </text:list-level-style-bullet>
      <text:list-level-style-bullet text:level="7" text:bullet-char="●">
        <style:list-level-properties text:space-before="3.15972in" text:min-label-width="0.34028in"/>
        <style:text-properties fo:color="#233a44" fo:font-family="Calibri" fo:font-size="0.18056in"/>
      </text:list-level-style-bullet>
      <text:list-level-style-bullet text:level="8" text:bullet-char="●">
        <style:list-level-properties text:space-before="3.65972in" text:min-label-width="0.34028in"/>
        <style:text-properties fo:color="#233a44" fo:font-family="Calibri" fo:font-size="0.18056in"/>
      </text:list-level-style-bullet>
      <text:list-level-style-bullet text:level="9" text:bullet-char="●">
        <style:list-level-properties text:space-before="4.15972in" text:min-label-width="0.34028in"/>
        <style:text-properties fo:color="#233a44" fo:font-family="Calibri" fo:font-size="0.18056in"/>
      </text:list-level-style-bullet>
    </text:list-style>
    <text:list-style style:name="a38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3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42">
      <text:list-level-style-bullet text:level="1" text:bullet-char="●">
        <style:list-level-properties text:space-before="0.15972in" text:min-label-width="0.34028in"/>
        <style:text-properties fo:color="#233a44" fo:font-family="Calibri" fo:font-size="0.18056in"/>
      </text:list-level-style-bullet>
      <text:list-level-style-bullet text:level="2" text:bullet-char="●">
        <style:list-level-properties text:space-before="0.65972in" text:min-label-width="0.34028in"/>
        <style:text-properties fo:color="#233a44" fo:font-family="Calibri" fo:font-size="0.18056in"/>
      </text:list-level-style-bullet>
      <text:list-level-style-bullet text:level="3" text:bullet-char="●">
        <style:list-level-properties text:space-before="1.15972in" text:min-label-width="0.34028in"/>
        <style:text-properties fo:color="#233a44" fo:font-family="Calibri" fo:font-size="0.18056in"/>
      </text:list-level-style-bullet>
      <text:list-level-style-bullet text:level="4" text:bullet-char="●">
        <style:list-level-properties text:space-before="1.65972in" text:min-label-width="0.34028in"/>
        <style:text-properties fo:color="#233a44" fo:font-family="Calibri" fo:font-size="0.18056in"/>
      </text:list-level-style-bullet>
      <text:list-level-style-bullet text:level="5" text:bullet-char="●">
        <style:list-level-properties text:space-before="2.15972in" text:min-label-width="0.34028in"/>
        <style:text-properties fo:color="#233a44" fo:font-family="Calibri" fo:font-size="0.18056in"/>
      </text:list-level-style-bullet>
      <text:list-level-style-bullet text:level="6" text:bullet-char="●">
        <style:list-level-properties text:space-before="2.65972in" text:min-label-width="0.34028in"/>
        <style:text-properties fo:color="#233a44" fo:font-family="Calibri" fo:font-size="0.18056in"/>
      </text:list-level-style-bullet>
      <text:list-level-style-bullet text:level="7" text:bullet-char="●">
        <style:list-level-properties text:space-before="3.15972in" text:min-label-width="0.34028in"/>
        <style:text-properties fo:color="#233a44" fo:font-family="Calibri" fo:font-size="0.18056in"/>
      </text:list-level-style-bullet>
      <text:list-level-style-bullet text:level="8" text:bullet-char="●">
        <style:list-level-properties text:space-before="3.65972in" text:min-label-width="0.34028in"/>
        <style:text-properties fo:color="#233a44" fo:font-family="Calibri" fo:font-size="0.18056in"/>
      </text:list-level-style-bullet>
      <text:list-level-style-bullet text:level="9" text:bullet-char="●">
        <style:list-level-properties text:space-before="4.15972in" text:min-label-width="0.34028in"/>
        <style:text-properties fo:color="#233a44" fo:font-family="Calibri" fo:font-size="0.18056in"/>
      </text:list-level-style-bullet>
    </text:list-style>
    <text:list-style style:name="a37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8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2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20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73">
      <text:list-level-style-bullet text:level="1" text:bullet-char="●">
        <style:list-level-properties text:space-before="0.15972in" text:min-label-width="0.34028in"/>
        <style:text-properties fo:color="#233a44" fo:font-family="Calibri" fo:font-size="0.18056in"/>
      </text:list-level-style-bullet>
      <text:list-level-style-bullet text:level="2" text:bullet-char="●">
        <style:list-level-properties text:space-before="0.65972in" text:min-label-width="0.34028in"/>
        <style:text-properties fo:color="#233a44" fo:font-family="Calibri" fo:font-size="0.18056in"/>
      </text:list-level-style-bullet>
      <text:list-level-style-bullet text:level="3" text:bullet-char="●">
        <style:list-level-properties text:space-before="1.15972in" text:min-label-width="0.34028in"/>
        <style:text-properties fo:color="#233a44" fo:font-family="Calibri" fo:font-size="0.18056in"/>
      </text:list-level-style-bullet>
      <text:list-level-style-bullet text:level="4" text:bullet-char="●">
        <style:list-level-properties text:space-before="1.65972in" text:min-label-width="0.34028in"/>
        <style:text-properties fo:color="#233a44" fo:font-family="Calibri" fo:font-size="0.18056in"/>
      </text:list-level-style-bullet>
      <text:list-level-style-bullet text:level="5" text:bullet-char="●">
        <style:list-level-properties text:space-before="2.15972in" text:min-label-width="0.34028in"/>
        <style:text-properties fo:color="#233a44" fo:font-family="Calibri" fo:font-size="0.18056in"/>
      </text:list-level-style-bullet>
      <text:list-level-style-bullet text:level="6" text:bullet-char="●">
        <style:list-level-properties text:space-before="2.65972in" text:min-label-width="0.34028in"/>
        <style:text-properties fo:color="#233a44" fo:font-family="Calibri" fo:font-size="0.18056in"/>
      </text:list-level-style-bullet>
      <text:list-level-style-bullet text:level="7" text:bullet-char="●">
        <style:list-level-properties text:space-before="3.15972in" text:min-label-width="0.34028in"/>
        <style:text-properties fo:color="#233a44" fo:font-family="Calibri" fo:font-size="0.18056in"/>
      </text:list-level-style-bullet>
      <text:list-level-style-bullet text:level="8" text:bullet-char="●">
        <style:list-level-properties text:space-before="3.65972in" text:min-label-width="0.34028in"/>
        <style:text-properties fo:color="#233a44" fo:font-family="Calibri" fo:font-size="0.18056in"/>
      </text:list-level-style-bullet>
      <text:list-level-style-bullet text:level="9" text:bullet-char="●">
        <style:list-level-properties text:space-before="4.15972in" text:min-label-width="0.34028in"/>
        <style:text-properties fo:color="#233a44" fo:font-family="Calibri" fo:font-size="0.18056in"/>
      </text:list-level-style-bullet>
    </text:list-style>
    <text:list-style style:name="a31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8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">
      <text:list-level-style-bullet text:level="1" text:bullet-char="●">
        <style:list-level-properties text:space-before="0.15972in" text:min-label-width="0.34028in"/>
        <style:text-properties fo:color="#233a44" fo:font-family="Calibri" fo:font-size="0.18056in"/>
      </text:list-level-style-bullet>
      <text:list-level-style-bullet text:level="2" text:bullet-char="●">
        <style:list-level-properties text:space-before="0.65972in" text:min-label-width="0.34028in"/>
        <style:text-properties fo:color="#233a44" fo:font-family="Calibri" fo:font-size="0.18056in"/>
      </text:list-level-style-bullet>
      <text:list-level-style-bullet text:level="3" text:bullet-char="●">
        <style:list-level-properties text:space-before="1.15972in" text:min-label-width="0.34028in"/>
        <style:text-properties fo:color="#233a44" fo:font-family="Calibri" fo:font-size="0.18056in"/>
      </text:list-level-style-bullet>
      <text:list-level-style-bullet text:level="4" text:bullet-char="●">
        <style:list-level-properties text:space-before="1.65972in" text:min-label-width="0.34028in"/>
        <style:text-properties fo:color="#233a44" fo:font-family="Calibri" fo:font-size="0.18056in"/>
      </text:list-level-style-bullet>
      <text:list-level-style-bullet text:level="5" text:bullet-char="●">
        <style:list-level-properties text:space-before="2.15972in" text:min-label-width="0.34028in"/>
        <style:text-properties fo:color="#233a44" fo:font-family="Calibri" fo:font-size="0.18056in"/>
      </text:list-level-style-bullet>
      <text:list-level-style-bullet text:level="6" text:bullet-char="●">
        <style:list-level-properties text:space-before="2.65972in" text:min-label-width="0.34028in"/>
        <style:text-properties fo:color="#233a44" fo:font-family="Calibri" fo:font-size="0.18056in"/>
      </text:list-level-style-bullet>
      <text:list-level-style-bullet text:level="7" text:bullet-char="●">
        <style:list-level-properties text:space-before="3.15972in" text:min-label-width="0.34028in"/>
        <style:text-properties fo:color="#233a44" fo:font-family="Calibri" fo:font-size="0.18056in"/>
      </text:list-level-style-bullet>
      <text:list-level-style-bullet text:level="8" text:bullet-char="●">
        <style:list-level-properties text:space-before="3.65972in" text:min-label-width="0.34028in"/>
        <style:text-properties fo:color="#233a44" fo:font-family="Calibri" fo:font-size="0.18056in"/>
      </text:list-level-style-bullet>
      <text:list-level-style-bullet text:level="9" text:bullet-char="●">
        <style:list-level-properties text:space-before="4.15972in" text:min-label-width="0.34028in"/>
        <style:text-properties fo:color="#233a44" fo:font-family="Calibri" fo:font-size="0.18056in"/>
      </text:list-level-style-bullet>
    </text:list-style>
    <text:list-style style:name="a12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3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03">
      <text:list-level-style-bullet text:level="1" text:bullet-char="●">
        <style:list-level-properties text:space-before="0.15972in" text:min-label-width="0.34028in"/>
        <style:text-properties fo:color="#233a44" fo:font-family="Calibri" fo:font-size="0.18056in"/>
      </text:list-level-style-bullet>
      <text:list-level-style-bullet text:level="2" text:bullet-char="●">
        <style:list-level-properties text:space-before="0.65972in" text:min-label-width="0.34028in"/>
        <style:text-properties fo:color="#233a44" fo:font-family="Calibri" fo:font-size="0.18056in"/>
      </text:list-level-style-bullet>
      <text:list-level-style-bullet text:level="3" text:bullet-char="●">
        <style:list-level-properties text:space-before="1.15972in" text:min-label-width="0.34028in"/>
        <style:text-properties fo:color="#233a44" fo:font-family="Calibri" fo:font-size="0.18056in"/>
      </text:list-level-style-bullet>
      <text:list-level-style-bullet text:level="4" text:bullet-char="●">
        <style:list-level-properties text:space-before="1.65972in" text:min-label-width="0.34028in"/>
        <style:text-properties fo:color="#233a44" fo:font-family="Calibri" fo:font-size="0.18056in"/>
      </text:list-level-style-bullet>
      <text:list-level-style-bullet text:level="5" text:bullet-char="●">
        <style:list-level-properties text:space-before="2.15972in" text:min-label-width="0.34028in"/>
        <style:text-properties fo:color="#233a44" fo:font-family="Calibri" fo:font-size="0.18056in"/>
      </text:list-level-style-bullet>
      <text:list-level-style-bullet text:level="6" text:bullet-char="●">
        <style:list-level-properties text:space-before="2.65972in" text:min-label-width="0.34028in"/>
        <style:text-properties fo:color="#233a44" fo:font-family="Calibri" fo:font-size="0.18056in"/>
      </text:list-level-style-bullet>
      <text:list-level-style-bullet text:level="7" text:bullet-char="●">
        <style:list-level-properties text:space-before="3.15972in" text:min-label-width="0.34028in"/>
        <style:text-properties fo:color="#233a44" fo:font-family="Calibri" fo:font-size="0.18056in"/>
      </text:list-level-style-bullet>
      <text:list-level-style-bullet text:level="8" text:bullet-char="●">
        <style:list-level-properties text:space-before="3.65972in" text:min-label-width="0.34028in"/>
        <style:text-properties fo:color="#233a44" fo:font-family="Calibri" fo:font-size="0.18056in"/>
      </text:list-level-style-bullet>
      <text:list-level-style-bullet text:level="9" text:bullet-char="●">
        <style:list-level-properties text:space-before="4.15972in" text:min-label-width="0.34028in"/>
        <style:text-properties fo:color="#233a44" fo:font-family="Calibri" fo:font-size="0.18056in"/>
      </text:list-level-style-bullet>
    </text:list-style>
    <text:list-style style:name="a8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69">
      <text:list-level-style-bullet text:level="1" text:bullet-char="●">
        <style:list-level-properties text:space-before="0.15972in" text:min-label-width="0.34028in"/>
        <style:text-properties fo:color="#233a44" fo:font-family="Calibri" fo:font-size="0.18056in"/>
      </text:list-level-style-bullet>
      <text:list-level-style-bullet text:level="2" text:bullet-char="●">
        <style:list-level-properties text:space-before="0.65972in" text:min-label-width="0.34028in"/>
        <style:text-properties fo:color="#233a44" fo:font-family="Calibri" fo:font-size="0.18056in"/>
      </text:list-level-style-bullet>
      <text:list-level-style-bullet text:level="3" text:bullet-char="●">
        <style:list-level-properties text:space-before="1.15972in" text:min-label-width="0.34028in"/>
        <style:text-properties fo:color="#233a44" fo:font-family="Calibri" fo:font-size="0.18056in"/>
      </text:list-level-style-bullet>
      <text:list-level-style-bullet text:level="4" text:bullet-char="●">
        <style:list-level-properties text:space-before="1.65972in" text:min-label-width="0.34028in"/>
        <style:text-properties fo:color="#233a44" fo:font-family="Calibri" fo:font-size="0.18056in"/>
      </text:list-level-style-bullet>
      <text:list-level-style-bullet text:level="5" text:bullet-char="●">
        <style:list-level-properties text:space-before="2.15972in" text:min-label-width="0.34028in"/>
        <style:text-properties fo:color="#233a44" fo:font-family="Calibri" fo:font-size="0.18056in"/>
      </text:list-level-style-bullet>
      <text:list-level-style-bullet text:level="6" text:bullet-char="●">
        <style:list-level-properties text:space-before="2.65972in" text:min-label-width="0.34028in"/>
        <style:text-properties fo:color="#233a44" fo:font-family="Calibri" fo:font-size="0.18056in"/>
      </text:list-level-style-bullet>
      <text:list-level-style-bullet text:level="7" text:bullet-char="●">
        <style:list-level-properties text:space-before="3.15972in" text:min-label-width="0.34028in"/>
        <style:text-properties fo:color="#233a44" fo:font-family="Calibri" fo:font-size="0.18056in"/>
      </text:list-level-style-bullet>
      <text:list-level-style-bullet text:level="8" text:bullet-char="●">
        <style:list-level-properties text:space-before="3.65972in" text:min-label-width="0.34028in"/>
        <style:text-properties fo:color="#233a44" fo:font-family="Calibri" fo:font-size="0.18056in"/>
      </text:list-level-style-bullet>
      <text:list-level-style-bullet text:level="9" text:bullet-char="●">
        <style:list-level-properties text:space-before="4.15972in" text:min-label-width="0.34028in"/>
        <style:text-properties fo:color="#233a44" fo:font-family="Calibri" fo:font-size="0.18056in"/>
      </text:list-level-style-bullet>
    </text:list-style>
    <text:list-style style:name="a15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</office:automatic-styles>
  <office:master-styles>
    <draw:layer-set>
      <draw:layer draw:name="Master1-bg" draw:protected="true"/>
    </draw:layer-set>
    <style:master-page style:name="Master1-Shift" style:page-layout-name="pageLayout1" draw:style-name="a0">
      <draw:frame draw:id="id0" presentation:style-name="a3" draw:name="Google Shape;6;p1" svg:x="0.34088in" svg:y="0.48669in" svg:width="9.31824in" svg:height="0.626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7" draw:name="Google Shape;7;p1" svg:x="0.34088in" svg:y="1.26036in" svg:width="9.31824in" svg:height="3.7086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/></text:p>
            </text:list-item>
          </text:list>
        </draw:text-box>
        <svg:title/>
        <svg:desc/>
      </draw:frame>
      <draw:frame draw:id="id2" presentation:style-name="a11" draw:name="Google Shape;8;p1" svg:x="9.17622in" svg:y="4.96902in" svg:width="0.60007in" svg:height="0.43045in" presentation:class="page-number" presentation:placeholder="false">
        <draw:text-box>
          <text:p text:style-name="a10" text:class-names="" text:cond-style-name=""><text:span text:style-name="a8" text:class-names=""><text:page-number style:num-format="1" text:fixed="false">‹#›</text:page-number></text:span><text:span text:style-name="a9" text:class-names=""/></text:p>
        </draw:text-box>
        <svg:title/>
        <svg:desc/>
      </draw:frame>
      <presentation:notes style:page-layout-name="pageLayout2" draw:style-name="a17">
        <draw:page-thumbnail svg:x="0.41699in" svg:y="0.75in" svg:width="6.66675in" svg:height="3.75in" presentation:class="page" draw:id="id3" presentation:style-name="a12" draw:name="Google Shape;3;n">
          <svg:title/>
          <svg:desc/>
        </draw:page-thumbnail>
        <draw:frame draw:id="id4" presentation:style-name="a16" draw:name="Google Shape;4;n" svg:x="0.75in" svg:y="4.75in" svg:width="6in" svg:height="4.5in" presentation:class="notes" presentation:placeholder="false">
          <draw:text-box>
            <text:list text:style-name="a15">
              <text:list-item>
                <text:p text:style-name="a14" text:class-names="" text:cond-style-name=""><text:span text:style-name="a1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title-TITLE" style:page-layout-name="pageLayout1" draw:style-name="a18">
      <draw:custom-shape svg:x="0.00003in" svg:y="3.08891in" svg:width="8.06037in" svg:height="2.53609in" draw:id="id5" draw:style-name="a21" draw:name="Google Shape;10;p2">
        <svg:title/>
        <svg:desc/>
        <text:p text:style-name="a20" text:class-names="" text:cond-style-name=""><text:span text:style-name="a19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x="3.91798in" svg:y="1.69587in" svg:width="6.08202in" svg:height="3.92913in" draw:id="id6" draw:style-name="a24" draw:name="Google Shape;11;p2">
        <svg:title/>
        <svg:desc/>
        <text:p text:style-name="a23" text:class-names="" text:cond-style-name=""><text:span text:style-name="a22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width="4.46752in" svg:height="2.24475in" draw:id="id7" draw:style-name="a27" draw:transform="translate(-2.23376in -1.12238in) rotate(-3.14159) translate(7.76625in 1.12238in)" draw:name="Google Shape;12;p2">
        <svg:title/>
        <svg:desc/>
        <text:p text:style-name="a26" text:class-names="" text:cond-style-name=""><text:span text:style-name="a25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x="0.2223in" svg:y="0.22556in" svg:width="9.55545in" svg:height="5.17388in" draw:id="id8" draw:style-name="a30" draw:name="Google Shape;13;p2">
        <svg:title/>
        <svg:desc/>
        <text:p text:style-name="a29" text:class-names="" text:cond-style-name=""><text:span text:style-name="a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oogle Shape;14;p2" draw:id="id9">
        <svg:title/>
        <svg:desc/>
        <draw:custom-shape svg:x="0.83559in" svg:y="0.00065in" svg:width="1.90453in" svg:height="1.14206in" draw:id="id29" draw:style-name="a79" draw:name="Google Shape;15;p2">
          <svg:title/>
          <svg:desc/>
          <text:p text:style-name="a78" text:class-names="" text:cond-style-name=""><text:span text:style-name="a77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319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0.55734in" svg:y="0.00065in" svg:width="1.90453in" svg:height="1.14206in" draw:id="id30" draw:style-name="a82" draw:name="Google Shape;16;p2">
          <svg:title/>
          <svg:desc/>
          <text:p text:style-name="a81" text:class-names="" text:cond-style-name=""><text:span text:style-name="a80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319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0.27909in" svg:y="0.00065in" svg:width="1.90453in" svg:height="1.14206in" draw:id="id31" draw:style-name="a85" draw:name="Google Shape;17;p2">
          <svg:title/>
          <svg:desc/>
          <text:p text:style-name="a84" text:class-names="" text:cond-style-name=""><text:span text:style-name="a83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319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</draw:g>
      <draw:g draw:name="Google Shape;18;p2" draw:id="id10">
        <svg:title/>
        <svg:desc/>
        <draw:custom-shape svg:x="1.54665in" svg:y="0.00065in" svg:width="1.90453in" svg:height="1.14206in" draw:id="id26" draw:style-name="a70" draw:name="Google Shape;19;p2">
          <svg:title/>
          <svg:desc/>
          <text:p text:style-name="a69" text:class-names="" text:cond-style-name=""><text:span text:style-name="a68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319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1.2684in" svg:y="0.00065in" svg:width="1.90453in" svg:height="1.14206in" draw:id="id27" draw:style-name="a73" draw:name="Google Shape;20;p2">
          <svg:title/>
          <svg:desc/>
          <text:p text:style-name="a72" text:class-names="" text:cond-style-name=""><text:span text:style-name="a71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319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0.99015in" svg:y="0.00065in" svg:width="1.90453in" svg:height="1.14206in" draw:id="id28" draw:style-name="a76" draw:name="Google Shape;21;p2">
          <svg:title/>
          <svg:desc/>
          <text:p text:style-name="a75" text:class-names="" text:cond-style-name=""><text:span text:style-name="a74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319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</draw:g>
      <draw:g draw:name="Google Shape;22;p2" draw:id="id11">
        <svg:title/>
        <svg:desc/>
        <draw:custom-shape svg:x="8.37654in" svg:y="0.00556in" svg:width="1.36619in" svg:height="0.82252in" draw:id="id23" draw:style-name="a61" draw:name="Google Shape;23;p2">
          <svg:title/>
          <svg:desc/>
          <text:p text:style-name="a60" text:class-names="" text:cond-style-name=""><text:span text:style-name="a59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8.04734in" svg:y="0.00556in" svg:width="1.36619in" svg:height="0.82252in" draw:id="id24" draw:style-name="a64" draw:name="Google Shape;24;p2">
          <svg:title/>
          <svg:desc/>
          <text:p text:style-name="a63" text:class-names="" text:cond-style-name=""><text:span text:style-name="a62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7.71814in" svg:y="0.00556in" svg:width="1.36619in" svg:height="0.82252in" draw:id="id25" draw:style-name="a67" draw:name="Google Shape;25;p2">
          <svg:title/>
          <svg:desc/>
          <text:p text:style-name="a66" text:class-names="" text:cond-style-name=""><text:span text:style-name="a65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</draw:g>
      <draw:g draw:name="Google Shape;26;p2" draw:id="id12">
        <svg:title/>
        <svg:desc/>
        <draw:custom-shape svg:x="8.01614in" svg:y="4.6127in" svg:width="1.76306in" svg:height="1.0124in" draw:id="id20" draw:style-name="a52" draw:name="Google Shape;27;p2">
          <svg:title/>
          <svg:desc/>
          <text:p text:style-name="a51" text:class-names="" text:cond-style-name=""><text:span text:style-name="a50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7.59131in" svg:y="4.6127in" svg:width="1.76306in" svg:height="1.0124in" draw:id="id21" draw:style-name="a55" draw:name="Google Shape;28;p2">
          <svg:title/>
          <svg:desc/>
          <text:p text:style-name="a54" text:class-names="" text:cond-style-name=""><text:span text:style-name="a53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7.16648in" svg:y="4.6127in" svg:width="1.76306in" svg:height="1.0124in" draw:id="id22" draw:style-name="a58" draw:name="Google Shape;29;p2">
          <svg:title/>
          <svg:desc/>
          <text:p text:style-name="a57" text:class-names="" text:cond-style-name=""><text:span text:style-name="a56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</draw:g>
      <draw:g draw:name="Google Shape;30;p2" draw:id="id13">
        <svg:title/>
        <svg:desc/>
        <draw:custom-shape svg:x="1.21197in" svg:y="4.43531in" svg:width="2.06293in" svg:height="1.18472in" draw:id="id17" draw:style-name="a43" draw:name="Google Shape;31;p2">
          <svg:title/>
          <svg:desc/>
          <text:p text:style-name="a42" text:class-names="" text:cond-style-name=""><text:span text:style-name="a41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0.71488in" svg:y="4.43531in" svg:width="2.06293in" svg:height="1.18472in" draw:id="id18" draw:style-name="a46" draw:name="Google Shape;32;p2">
          <svg:title/>
          <svg:desc/>
          <text:p text:style-name="a45" text:class-names="" text:cond-style-name=""><text:span text:style-name="a44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0.21779in" svg:y="4.43531in" svg:width="2.06293in" svg:height="1.18472in" draw:id="id19" draw:style-name="a49" draw:name="Google Shape;33;p2">
          <svg:title/>
          <svg:desc/>
          <text:p text:style-name="a48" text:class-names="" text:cond-style-name=""><text:span text:style-name="a47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</draw:g>
      <draw:frame draw:id="id14" presentation:style-name="a33" draw:name="Google Shape;34;p2" svg:x="2.0327in" svg:y="1.99347in" svg:width="5.86319in" svg:height="1.58366in" presentation:class="title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15" presentation:style-name="a36" draw:name="Google Shape;35;p2" svg:x="2.0327in" svg:y="3.73267in" svg:width="5.86319in" svg:height="0.57152in" presentation:class="subtitle" presentation:placeholder="false">
        <draw:text-box>
          <text:p text:style-name="a35" text:class-names="" text:cond-style-name=""><text:span text:style-name="a34" text:class-names=""/></text:p>
        </draw:text-box>
        <svg:title/>
        <svg:desc/>
      </draw:frame>
      <draw:frame draw:id="id16" presentation:style-name="a40" draw:name="Google Shape;36;p2" svg:x="9.17622in" svg:y="4.96902in" svg:width="0.60007in" svg:height="0.43045in" presentation:class="page-number" presentation:placeholder="false">
        <draw:text-box>
          <text:p text:style-name="a39" text:class-names="" text:cond-style-name=""><text:span text:style-name="a37" text:class-names=""><text:page-number style:num-format="1" text:fixed="false">‹#›</text:page-number></text:span><text:span text:style-name="a38" text:class-names=""/></text:p>
        </draw:text-box>
        <svg:title/>
        <svg:desc/>
      </draw:frame>
      <presentation:notes style:page-layout-name="pageLayout2" draw:style-name="a91">
        <draw:page-thumbnail svg:x="0.41699in" svg:y="0.75in" svg:width="6.66675in" svg:height="3.75in" presentation:class="page" draw:id="id3" presentation:style-name="a86" draw:name="Google Shape;3;n">
          <svg:title/>
          <svg:desc/>
        </draw:page-thumbnail>
        <draw:frame draw:id="id4" presentation:style-name="a90" draw:name="Google Shape;4;n" svg:x="0.75in" svg:y="4.75in" svg:width="6in" svg:height="4.5in" presentation:class="notes" presentation:placeholder="false">
          <draw:text-box>
            <text:list text:style-name="a89">
              <text:list-item>
                <text:p text:style-name="a88" text:class-names="" text:cond-style-name=""><text:span text:style-name="a8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secHead-SECTION_HEADER" style:page-layout-name="pageLayout1" draw:style-name="a92">
      <draw:custom-shape svg:x="5.20243in" svg:y="2.52559in" svg:width="4.79757in" svg:height="3.09941in" draw:id="id32" draw:style-name="a95" draw:name="Google Shape;38;p3">
        <svg:title/>
        <svg:desc/>
        <text:p text:style-name="a94" text:class-names="" text:cond-style-name=""><text:span text:style-name="a93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g draw:name="Google Shape;39;p3" draw:id="id33">
        <svg:title/>
        <svg:desc/>
        <draw:custom-shape svg:x="7.15286in" svg:y="4.33193in" svg:width="2.1476in" svg:height="1.29302in" draw:id="id40" draw:style-name="a114" draw:name="Google Shape;40;p3">
          <svg:title/>
          <svg:desc/>
          <text:p text:style-name="a113" text:class-names="" text:cond-style-name=""><text:span text:style-name="a112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6.63537in" svg:y="4.33193in" svg:width="2.1476in" svg:height="1.29302in" draw:id="id41" draw:style-name="a117" draw:name="Google Shape;41;p3">
          <svg:title/>
          <svg:desc/>
          <text:p text:style-name="a116" text:class-names="" text:cond-style-name=""><text:span text:style-name="a115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6.11788in" svg:y="4.33193in" svg:width="2.1476in" svg:height="1.29302in" draw:id="id42" draw:style-name="a120" draw:name="Google Shape;42;p3">
          <svg:title/>
          <svg:desc/>
          <text:p text:style-name="a119" text:class-names="" text:cond-style-name=""><text:span text:style-name="a118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</draw:g>
      <draw:g draw:name="Google Shape;43;p3" draw:id="id34">
        <svg:title/>
        <svg:desc/>
        <draw:custom-shape svg:x="1.21197in" svg:y="0in" svg:width="2.06293in" svg:height="1.18472in" draw:id="id37" draw:style-name="a105" draw:name="Google Shape;44;p3">
          <svg:title/>
          <svg:desc/>
          <text:p text:style-name="a104" text:class-names="" text:cond-style-name=""><text:span text:style-name="a103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0.71488in" svg:y="0in" svg:width="2.06293in" svg:height="1.18472in" draw:id="id38" draw:style-name="a108" draw:name="Google Shape;45;p3">
          <svg:title/>
          <svg:desc/>
          <text:p text:style-name="a107" text:class-names="" text:cond-style-name=""><text:span text:style-name="a106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0.21779in" svg:y="0in" svg:width="2.06293in" svg:height="1.18472in" draw:id="id39" draw:style-name="a111" draw:name="Google Shape;46;p3">
          <svg:title/>
          <svg:desc/>
          <text:p text:style-name="a110" text:class-names="" text:cond-style-name=""><text:span text:style-name="a109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</draw:g>
      <draw:frame draw:id="id35" presentation:style-name="a98" draw:name="Google Shape;47;p3" svg:x="2.06549in" svg:y="1.90956in" svg:width="5.88091in" svg:height="1.8002in" presentation:class="title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36" presentation:style-name="a102" draw:name="Google Shape;48;p3" svg:x="9.17622in" svg:y="4.96902in" svg:width="0.60007in" svg:height="0.43045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  <presentation:notes style:page-layout-name="pageLayout2" draw:style-name="a126">
        <draw:page-thumbnail svg:x="0.41699in" svg:y="0.75in" svg:width="6.66675in" svg:height="3.75in" presentation:class="page" draw:id="id3" presentation:style-name="a121" draw:name="Google Shape;3;n">
          <svg:title/>
          <svg:desc/>
        </draw:page-thumbnail>
        <draw:frame draw:id="id4" presentation:style-name="a125" draw:name="Google Shape;4;n" svg:x="0.75in" svg:y="4.75in" svg:width="6in" svg:height="4.5in" presentation:class="notes" presentation:placeholder="false">
          <draw:text-box>
            <text:list text:style-name="a124">
              <text:list-item>
                <text:p text:style-name="a123" text:class-names="" text:cond-style-name=""><text:span text:style-name="a122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tx-TITLE_AND_BODY" style:page-layout-name="pageLayout1" draw:style-name="a127">
      <draw:custom-shape svg:x="3.91798in" svg:y="1.69587in" svg:width="6.08202in" svg:height="3.92913in" draw:id="id43" draw:style-name="a130" draw:name="Google Shape;50;p4">
        <svg:title/>
        <svg:desc/>
        <text:p text:style-name="a129" text:class-names="" text:cond-style-name=""><text:span text:style-name="a128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x="0.00003in" svg:y="3.08891in" svg:width="8.06037in" svg:height="2.53609in" draw:id="id44" draw:style-name="a133" draw:name="Google Shape;51;p4">
        <svg:title/>
        <svg:desc/>
        <text:p text:style-name="a132" text:class-names="" text:cond-style-name=""><text:span text:style-name="a131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x="0.22225in" svg:y="0.22556in" svg:width="9.55545in" svg:height="5.17388in" draw:id="id45" draw:style-name="a136" draw:name="Google Shape;52;p4">
        <svg:title/>
        <svg:desc/>
        <text:p text:style-name="a135" text:class-names="" text:cond-style-name=""><text:span text:style-name="a1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presentation:style-name="a139" draw:name="Google Shape;53;p4" svg:x="0.89583in" svg:y="0.92476in" svg:width="8.20833in" svg:height="1.04396in" presentation:class="title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47" presentation:style-name="a143" draw:name="Google Shape;54;p4" svg:x="0.89583in" svg:y="2.17708in" svg:width="8.20833in" svg:height="2.67717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/></text:p>
            </text:list-item>
          </text:list>
        </draw:text-box>
        <svg:title/>
        <svg:desc/>
      </draw:frame>
      <draw:frame draw:id="id48" presentation:style-name="a147" draw:name="Google Shape;55;p4" svg:x="9.17622in" svg:y="4.96902in" svg:width="0.60007in" svg:height="0.43045in" presentation:class="page-number" presentation:placeholder="false">
        <draw:text-box>
          <text:p text:style-name="a146" text:class-names="" text:cond-style-name=""><text:span text:style-name="a144" text:class-names=""><text:page-number style:num-format="1" text:fixed="false">‹#›</text:page-number></text:span><text:span text:style-name="a145" text:class-names=""/></text:p>
        </draw:text-box>
        <svg:title/>
        <svg:desc/>
      </draw:frame>
      <presentation:notes style:page-layout-name="pageLayout2" draw:style-name="a153">
        <draw:page-thumbnail svg:x="0.41699in" svg:y="0.75in" svg:width="6.66675in" svg:height="3.75in" presentation:class="page" draw:id="id3" presentation:style-name="a148" draw:name="Google Shape;3;n">
          <svg:title/>
          <svg:desc/>
        </draw:page-thumbnail>
        <draw:frame draw:id="id4" presentation:style-name="a152" draw:name="Google Shape;4;n" svg:x="0.75in" svg:y="4.75in" svg:width="6in" svg:height="4.5in" presentation:class="notes" presentation:placeholder="false">
          <draw:text-box>
            <text:list text:style-name="a151">
              <text:list-item>
                <text:p text:style-name="a150" text:class-names="" text:cond-style-name=""><text:span text:style-name="a14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twoColTx-TITLE_AND_TWO_COLUMNS" style:page-layout-name="pageLayout1" draw:style-name="a154">
      <draw:custom-shape svg:x="3.91798in" svg:y="1.69587in" svg:width="6.08202in" svg:height="3.92913in" draw:id="id49" draw:style-name="a157" draw:name="Google Shape;57;p5">
        <svg:title/>
        <svg:desc/>
        <text:p text:style-name="a156" text:class-names="" text:cond-style-name=""><text:span text:style-name="a155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x="0.00003in" svg:y="3.08891in" svg:width="8.06037in" svg:height="2.53609in" draw:id="id50" draw:style-name="a160" draw:name="Google Shape;58;p5">
        <svg:title/>
        <svg:desc/>
        <text:p text:style-name="a159" text:class-names="" text:cond-style-name=""><text:span text:style-name="a158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x="0.22225in" svg:y="0.22556in" svg:width="9.55545in" svg:height="5.17388in" draw:id="id51" draw:style-name="a163" draw:name="Google Shape;59;p5">
        <svg:title/>
        <svg:desc/>
        <text:p text:style-name="a162" text:class-names="" text:cond-style-name=""><text:span text:style-name="a1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2" presentation:style-name="a166" draw:name="Google Shape;60;p5" svg:x="0.89583in" svg:y="0.92476in" svg:width="8.20833in" svg:height="1.04396in" presentation:class="title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53" presentation:style-name="a170" draw:name="Google Shape;61;p5" svg:x="0.89583in" svg:y="2.17708in" svg:width="4.03117in" svg:height="2.67717in" presentation:class="outline" presentation:placeholder="false">
        <draw:text-box>
          <text:list text:style-name="a169">
            <text:list-item>
              <text:p text:style-name="a168" text:class-names="" text:cond-style-name=""><text:span text:style-name="a167" text:class-names=""/></text:p>
            </text:list-item>
          </text:list>
        </draw:text-box>
        <svg:title/>
        <svg:desc/>
      </draw:frame>
      <draw:frame draw:id="id54" presentation:style-name="a174" draw:name="Google Shape;62;p5" svg:x="5.07292in" svg:y="2.17708in" svg:width="4.03117in" svg:height="2.67717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/></text:p>
            </text:list-item>
          </text:list>
        </draw:text-box>
        <svg:title/>
        <svg:desc/>
      </draw:frame>
      <draw:frame draw:id="id55" presentation:style-name="a178" draw:name="Google Shape;63;p5" svg:x="9.17622in" svg:y="4.96902in" svg:width="0.60007in" svg:height="0.43045in" presentation:class="page-number" presentation:placeholder="false">
        <draw:text-box>
          <text:p text:style-name="a177" text:class-names="" text:cond-style-name=""><text:span text:style-name="a175" text:class-names=""><text:page-number style:num-format="1" text:fixed="false">‹#›</text:page-number></text:span><text:span text:style-name="a176" text:class-names=""/></text:p>
        </draw:text-box>
        <svg:title/>
        <svg:desc/>
      </draw:frame>
      <presentation:notes style:page-layout-name="pageLayout2" draw:style-name="a184">
        <draw:page-thumbnail svg:x="0.41699in" svg:y="0.75in" svg:width="6.66675in" svg:height="3.75in" presentation:class="page" draw:id="id3" presentation:style-name="a179" draw:name="Google Shape;3;n">
          <svg:title/>
          <svg:desc/>
        </draw:page-thumbnail>
        <draw:frame draw:id="id4" presentation:style-name="a183" draw:name="Google Shape;4;n" svg:x="0.75in" svg:y="4.75in" svg:width="6in" svg:height="4.5in" presentation:class="notes" presentation:placeholder="false">
          <draw:text-box>
            <text:list text:style-name="a182">
              <text:list-item>
                <text:p text:style-name="a181" text:class-names="" text:cond-style-name=""><text:span text:style-name="a18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titleOnly-TITLE_ONLY" style:page-layout-name="pageLayout1" draw:style-name="a185">
      <draw:custom-shape svg:x="3.91798in" svg:y="1.69587in" svg:width="6.08202in" svg:height="3.92913in" draw:id="id56" draw:style-name="a188" draw:name="Google Shape;65;p6">
        <svg:title/>
        <svg:desc/>
        <text:p text:style-name="a187" text:class-names="" text:cond-style-name=""><text:span text:style-name="a186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x="0.00003in" svg:y="3.08891in" svg:width="8.06037in" svg:height="2.53609in" draw:id="id57" draw:style-name="a191" draw:name="Google Shape;66;p6">
        <svg:title/>
        <svg:desc/>
        <text:p text:style-name="a190" text:class-names="" text:cond-style-name=""><text:span text:style-name="a189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x="0.22225in" svg:y="0.22556in" svg:width="9.55545in" svg:height="5.17388in" draw:id="id58" draw:style-name="a194" draw:name="Google Shape;67;p6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197" draw:name="Google Shape;68;p6" svg:x="0.89583in" svg:y="0.92476in" svg:width="8.20833in" svg:height="1.04396in" presentation:class="title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60" presentation:style-name="a201" draw:name="Google Shape;69;p6" svg:x="9.17622in" svg:y="4.96902in" svg:width="0.60007in" svg:height="0.43045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07">
        <draw:page-thumbnail svg:x="0.41699in" svg:y="0.75in" svg:width="6.66675in" svg:height="3.75in" presentation:class="page" draw:id="id3" presentation:style-name="a202" draw:name="Google Shape;3;n">
          <svg:title/>
          <svg:desc/>
        </draw:page-thumbnail>
        <draw:frame draw:id="id4" presentation:style-name="a206" draw:name="Google Shape;4;n" svg:x="0.75in" svg:y="4.75in" svg:width="6in" svg:height="4.5in" presentation:class="notes" presentation:placeholder="false">
          <draw:text-box>
            <text:list text:style-name="a205">
              <text:list-item>
                <text:p text:style-name="a204" text:class-names="" text:cond-style-name=""><text:span text:style-name="a20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6-cust-ONE_COLUMN_TEXT" style:page-layout-name="pageLayout1" draw:style-name="a208">
      <draw:custom-shape svg:x="3.91798in" svg:y="1.69587in" svg:width="6.08202in" svg:height="3.92913in" draw:id="id61" draw:style-name="a211" draw:name="Google Shape;71;p7">
        <svg:title/>
        <svg:desc/>
        <text:p text:style-name="a210" text:class-names="" text:cond-style-name=""><text:span text:style-name="a209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x="0.00003in" svg:y="3.08891in" svg:width="8.06037in" svg:height="2.53609in" draw:id="id62" draw:style-name="a214" draw:name="Google Shape;72;p7">
        <svg:title/>
        <svg:desc/>
        <text:p text:style-name="a213" text:class-names="" text:cond-style-name=""><text:span text:style-name="a212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x="0.22225in" svg:y="0.22556in" svg:width="9.55545in" svg:height="5.17388in" draw:id="id63" draw:style-name="a217" draw:name="Google Shape;73;p7">
        <svg:title/>
        <svg:desc/>
        <text:p text:style-name="a216" text:class-names="" text:cond-style-name=""><text:span text:style-name="a2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220" draw:name="Google Shape;74;p7" svg:x="0.89583in" svg:y="0.92476in" svg:width="4.05643in" svg:height="1.51247in" presentation:class="title" presentation:placeholder="false">
        <draw:text-box>
          <text:p text:style-name="a219" text:class-names="" text:cond-style-name=""><text:span text:style-name="a218" text:class-names=""/></text:p>
        </draw:text-box>
        <svg:title/>
        <svg:desc/>
      </draw:frame>
      <draw:frame draw:id="id65" presentation:style-name="a224" draw:name="Google Shape;75;p7" svg:x="0.90846in" svg:y="2.53614in" svg:width="4.05643in" svg:height="2.31824in" presentation:class="outline" presentation:placeholder="false">
        <draw:text-box>
          <text:list text:style-name="a223">
            <text:list-item>
              <text:p text:style-name="a222" text:class-names="" text:cond-style-name=""><text:span text:style-name="a221" text:class-names=""/></text:p>
            </text:list-item>
          </text:list>
        </draw:text-box>
        <svg:title/>
        <svg:desc/>
      </draw:frame>
      <draw:frame draw:id="id66" presentation:style-name="a228" draw:name="Google Shape;76;p7" svg:x="9.17622in" svg:y="4.96902in" svg:width="0.60007in" svg:height="0.43045in" presentation:class="page-number" presentation:placeholder="false">
        <draw:text-box>
          <text:p text:style-name="a227" text:class-names="" text:cond-style-name=""><text:span text:style-name="a225" text:class-names=""><text:page-number style:num-format="1" text:fixed="false">‹#›</text:page-number></text:span><text:span text:style-name="a226" text:class-names=""/></text:p>
        </draw:text-box>
        <svg:title/>
        <svg:desc/>
      </draw:frame>
      <presentation:notes style:page-layout-name="pageLayout2" draw:style-name="a234">
        <draw:page-thumbnail svg:x="0.41699in" svg:y="0.75in" svg:width="6.66675in" svg:height="3.75in" presentation:class="page" draw:id="id3" presentation:style-name="a229" draw:name="Google Shape;3;n">
          <svg:title/>
          <svg:desc/>
        </draw:page-thumbnail>
        <draw:frame draw:id="id4" presentation:style-name="a233" draw:name="Google Shape;4;n" svg:x="0.75in" svg:y="4.75in" svg:width="6in" svg:height="4.5in" presentation:class="notes" presentation:placeholder="false">
          <draw:text-box>
            <text:list text:style-name="a232">
              <text:list-item>
                <text:p text:style-name="a231" text:class-names="" text:cond-style-name=""><text:span text:style-name="a23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7-cust-MAIN_POINT" style:page-layout-name="pageLayout1" draw:style-name="a235">
      <draw:custom-shape svg:x="0in" svg:y="3.08743in" svg:width="8.05906in" svg:height="2.53379in" draw:id="id67" draw:style-name="a238" draw:name="Google Shape;78;p8">
        <svg:title/>
        <svg:desc/>
        <text:p text:style-name="a237" text:class-names="" text:cond-style-name=""><text:span text:style-name="a236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x="3.91865in" svg:y="1.6996in" svg:width="6.08104in" svg:height="3.92552in" draw:id="id68" draw:style-name="a241" draw:name="Google Shape;79;p8">
        <svg:title/>
        <svg:desc/>
        <text:p text:style-name="a240" text:class-names="" text:cond-style-name=""><text:span text:style-name="a239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g draw:name="Google Shape;80;p8" draw:id="id69">
        <svg:title/>
        <svg:desc/>
        <draw:custom-shape svg:x="0.8378in" svg:y="-0.00013in" svg:width="1.90426in" svg:height="1.14108in" draw:id="id81" draw:style-name="a272" draw:name="Google Shape;81;p8">
          <svg:title/>
          <svg:desc/>
          <text:p text:style-name="a271" text:class-names="" text:cond-style-name=""><text:span text:style-name="a270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319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0.55888in" svg:y="-0.00013in" svg:width="1.90426in" svg:height="1.14108in" draw:id="id82" draw:style-name="a275" draw:name="Google Shape;82;p8">
          <svg:title/>
          <svg:desc/>
          <text:p text:style-name="a274" text:class-names="" text:cond-style-name=""><text:span text:style-name="a273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319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0.27996in" svg:y="-0.00013in" svg:width="1.90426in" svg:height="1.14108in" draw:id="id83" draw:style-name="a278" draw:name="Google Shape;83;p8">
          <svg:title/>
          <svg:desc/>
          <text:p text:style-name="a277" text:class-names="" text:cond-style-name=""><text:span text:style-name="a276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319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</draw:g>
      <draw:custom-shape svg:x="0.22225in" svg:y="0.22556in" svg:width="9.55545in" svg:height="5.17388in" draw:id="id70" draw:style-name="a244" draw:name="Google Shape;84;p8">
        <svg:title/>
        <svg:desc/>
        <text:p text:style-name="a243" text:class-names="" text:cond-style-name=""><text:span text:style-name="a2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oogle Shape;85;p8" draw:id="id71">
        <svg:title/>
        <svg:desc/>
        <draw:custom-shape svg:x="0.60485in" svg:y="4.94546in" svg:width="1.17581in" svg:height="0.67484in" draw:id="id78" draw:style-name="a263" draw:name="Google Shape;86;p8">
          <svg:title/>
          <svg:desc/>
          <text:p text:style-name="a262" text:class-names="" text:cond-style-name=""><text:span text:style-name="a261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0.32153in" svg:y="4.94546in" svg:width="1.17581in" svg:height="0.67484in" draw:id="id79" draw:style-name="a266" draw:name="Google Shape;87;p8">
          <svg:title/>
          <svg:desc/>
          <text:p text:style-name="a265" text:class-names="" text:cond-style-name=""><text:span text:style-name="a264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0.0382in" svg:y="4.94546in" svg:width="1.17581in" svg:height="0.67484in" draw:id="id80" draw:style-name="a269" draw:name="Google Shape;88;p8">
          <svg:title/>
          <svg:desc/>
          <text:p text:style-name="a268" text:class-names="" text:cond-style-name=""><text:span text:style-name="a267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</draw:g>
      <draw:g draw:name="Google Shape;89;p8" draw:id="id72">
        <svg:title/>
        <svg:desc/>
        <draw:custom-shape svg:x="7.59589in" svg:y="0.00136in" svg:width="2.4039in" svg:height="1.37961in" draw:id="id75" draw:style-name="a254" draw:name="Google Shape;90;p8">
          <svg:title/>
          <svg:desc/>
          <text:p text:style-name="a253" text:class-names="" text:cond-style-name=""><text:span text:style-name="a252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7.01664in" svg:y="0.00136in" svg:width="2.4039in" svg:height="1.37961in" draw:id="id76" draw:style-name="a257" draw:name="Google Shape;91;p8">
          <svg:title/>
          <svg:desc/>
          <text:p text:style-name="a256" text:class-names="" text:cond-style-name=""><text:span text:style-name="a255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6.43739in" svg:y="0.00136in" svg:width="2.4039in" svg:height="1.37961in" draw:id="id77" draw:style-name="a260" draw:name="Google Shape;92;p8">
          <svg:title/>
          <svg:desc/>
          <text:p text:style-name="a259" text:class-names="" text:cond-style-name=""><text:span text:style-name="a258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</draw:g>
      <draw:frame draw:id="id73" presentation:style-name="a247" draw:name="Google Shape;93;p8" svg:x="1.52442in" svg:y="1.42295in" svg:width="6.96293in" svg:height="2.7769in" presentation:class="title" presentation:placeholder="false">
        <draw:text-box>
          <text:p text:style-name="a246" text:class-names="" text:cond-style-name=""><text:span text:style-name="a245" text:class-names=""/></text:p>
        </draw:text-box>
        <svg:title/>
        <svg:desc/>
      </draw:frame>
      <draw:frame draw:id="id74" presentation:style-name="a251" draw:name="Google Shape;94;p8" svg:x="9.17622in" svg:y="4.96902in" svg:width="0.60007in" svg:height="0.43045in" presentation:class="page-number" presentation:placeholder="false">
        <draw:text-box>
          <text:p text:style-name="a250" text:class-names="" text:cond-style-name=""><text:span text:style-name="a248" text:class-names=""><text:page-number style:num-format="1" text:fixed="false">‹#›</text:page-number></text:span><text:span text:style-name="a249" text:class-names=""/></text:p>
        </draw:text-box>
        <svg:title/>
        <svg:desc/>
      </draw:frame>
      <presentation:notes style:page-layout-name="pageLayout2" draw:style-name="a284">
        <draw:page-thumbnail svg:x="0.41699in" svg:y="0.75in" svg:width="6.66675in" svg:height="3.75in" presentation:class="page" draw:id="id3" presentation:style-name="a279" draw:name="Google Shape;3;n">
          <svg:title/>
          <svg:desc/>
        </draw:page-thumbnail>
        <draw:frame draw:id="id4" presentation:style-name="a283" draw:name="Google Shape;4;n" svg:x="0.75in" svg:y="4.75in" svg:width="6in" svg:height="4.5in" presentation:class="notes" presentation:placeholder="false">
          <draw:text-box>
            <text:list text:style-name="a282">
              <text:list-item>
                <text:p text:style-name="a281" text:class-names="" text:cond-style-name=""><text:span text:style-name="a28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8-cust-SECTION_TITLE_AND_DESCRIPTION" style:page-layout-name="pageLayout1" draw:style-name="a285">
      <draw:custom-shape svg:x="3.91798in" svg:y="1.69587in" svg:width="6.08202in" svg:height="3.92913in" draw:id="id84" draw:style-name="a288" draw:name="Google Shape;96;p9">
        <svg:title/>
        <svg:desc/>
        <text:p text:style-name="a287" text:class-names="" text:cond-style-name=""><text:span text:style-name="a286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x="0.00003in" svg:y="3.08891in" svg:width="8.06037in" svg:height="2.53609in" draw:id="id85" draw:style-name="a291" draw:name="Google Shape;97;p9">
        <svg:title/>
        <svg:desc/>
        <text:p text:style-name="a290" text:class-names="" text:cond-style-name=""><text:span text:style-name="a289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x="0.22225in" svg:y="0.22556in" svg:width="9.55545in" svg:height="5.17388in" draw:id="id86" draw:style-name="a294" draw:name="Google Shape;98;p9">
        <svg:title/>
        <svg:desc/>
        <text:p text:style-name="a293" text:class-names="" text:cond-style-name=""><text:span text:style-name="a2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7" presentation:style-name="a297" draw:name="Google Shape;99;p9" svg:x="0.89583in" svg:y="0.92476in" svg:width="7.02559in" svg:height="0.771in" presentation:class="title" presentation:placeholder="false">
        <draw:text-box>
          <text:p text:style-name="a296" text:class-names="" text:cond-style-name=""><text:span text:style-name="a295" text:class-names=""/></text:p>
        </draw:text-box>
        <svg:title/>
        <svg:desc/>
      </draw:frame>
      <draw:frame draw:id="id88" presentation:style-name="a300" draw:name="Google Shape;100;p9" svg:x="0.89583in" svg:y="1.69587in" svg:width="6.40846in" svg:height="0.43045in" presentation:class="subtitle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89" presentation:style-name="a304" draw:name="Google Shape;101;p9" svg:x="0.89583in" svg:y="2.698in" svg:width="6.40846in" svg:height="2.29167in" presentation:class="outline" presentation:placeholder="false">
        <draw:text-box>
          <text:list text:style-name="a303">
            <text:list-item>
              <text:p text:style-name="a302" text:class-names="" text:cond-style-name=""><text:span text:style-name="a301" text:class-names=""/></text:p>
            </text:list-item>
          </text:list>
        </draw:text-box>
        <svg:title/>
        <svg:desc/>
      </draw:frame>
      <draw:frame draw:id="id90" presentation:style-name="a308" draw:name="Google Shape;102;p9" svg:x="9.17622in" svg:y="4.96902in" svg:width="0.60007in" svg:height="0.43045in" presentation:class="page-number" presentation:placeholder="false">
        <draw:text-box>
          <text:p text:style-name="a307" text:class-names="" text:cond-style-name=""><text:span text:style-name="a305" text:class-names=""><text:page-number style:num-format="1" text:fixed="false">‹#›</text:page-number></text:span><text:span text:style-name="a306" text:class-names=""/></text:p>
        </draw:text-box>
        <svg:title/>
        <svg:desc/>
      </draw:frame>
      <presentation:notes style:page-layout-name="pageLayout2" draw:style-name="a314">
        <draw:page-thumbnail svg:x="0.41699in" svg:y="0.75in" svg:width="6.66675in" svg:height="3.75in" presentation:class="page" draw:id="id3" presentation:style-name="a309" draw:name="Google Shape;3;n">
          <svg:title/>
          <svg:desc/>
        </draw:page-thumbnail>
        <draw:frame draw:id="id4" presentation:style-name="a313" draw:name="Google Shape;4;n" svg:x="0.75in" svg:y="4.75in" svg:width="6in" svg:height="4.5in" presentation:class="notes" presentation:placeholder="false">
          <draw:text-box>
            <text:list text:style-name="a312">
              <text:list-item>
                <text:p text:style-name="a311" text:class-names="" text:cond-style-name=""><text:span text:style-name="a31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9-cust-CAPTION_ONLY" style:page-layout-name="pageLayout1" draw:style-name="a315">
      <draw:custom-shape svg:x="0.00003in" svg:y="3.08891in" svg:width="8.06037in" svg:height="2.53609in" draw:id="id91" draw:style-name="a318" draw:name="Google Shape;104;p10">
        <svg:title/>
        <svg:desc/>
        <text:p text:style-name="a317" text:class-names="" text:cond-style-name=""><text:span text:style-name="a316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x="3.91798in" svg:y="1.69587in" svg:width="6.08202in" svg:height="3.92913in" draw:id="id92" draw:style-name="a321" draw:name="Google Shape;105;p10">
        <svg:title/>
        <svg:desc/>
        <text:p text:style-name="a320" text:class-names="" text:cond-style-name=""><text:span text:style-name="a319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x="0.22225in" svg:y="0.22556in" svg:width="9.55545in" svg:height="5.17388in" draw:id="id93" draw:style-name="a324" draw:name="Google Shape;106;p10">
        <svg:title/>
        <svg:desc/>
        <text:p text:style-name="a323" text:class-names="" text:cond-style-name=""><text:span text:style-name="a3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4" presentation:style-name="a328" draw:name="Google Shape;107;p10" svg:x="0.35873in" svg:y="4.55326in" svg:width="8.10925in" svg:height="0.66175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/></text:p>
            </text:list-item>
          </text:list>
        </draw:text-box>
        <svg:title/>
        <svg:desc/>
      </draw:frame>
      <draw:frame draw:id="id95" presentation:style-name="a332" draw:name="Google Shape;108;p10" svg:x="9.17622in" svg:y="4.96902in" svg:width="0.60007in" svg:height="0.43045in" presentation:class="page-number" presentation:placeholder="false">
        <draw:text-box>
          <text:p text:style-name="a331" text:class-names="" text:cond-style-name=""><text:span text:style-name="a329" text:class-names=""><text:page-number style:num-format="1" text:fixed="false">‹#›</text:page-number></text:span><text:span text:style-name="a330" text:class-names=""/></text:p>
        </draw:text-box>
        <svg:title/>
        <svg:desc/>
      </draw:frame>
      <presentation:notes style:page-layout-name="pageLayout2" draw:style-name="a338">
        <draw:page-thumbnail svg:x="0.41699in" svg:y="0.75in" svg:width="6.66675in" svg:height="3.75in" presentation:class="page" draw:id="id3" presentation:style-name="a333" draw:name="Google Shape;3;n">
          <svg:title/>
          <svg:desc/>
        </draw:page-thumbnail>
        <draw:frame draw:id="id4" presentation:style-name="a337" draw:name="Google Shape;4;n" svg:x="0.75in" svg:y="4.75in" svg:width="6in" svg:height="4.5in" presentation:class="notes" presentation:placeholder="false">
          <draw:text-box>
            <text:list text:style-name="a336">
              <text:list-item>
                <text:p text:style-name="a335" text:class-names="" text:cond-style-name=""><text:span text:style-name="a33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0-cust-BIG_NUMBER" style:page-layout-name="pageLayout1" draw:style-name="a339">
      <draw:custom-shape svg:x="6.09055in" svg:y="3.09938in" svg:width="3.90945in" svg:height="2.52559in" draw:id="id96" draw:style-name="a342" draw:name="Google Shape;110;p11">
        <svg:title/>
        <svg:desc/>
        <text:p text:style-name="a341" text:class-names="" text:cond-style-name=""><text:span text:style-name="a340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g draw:name="Google Shape;111;p11" draw:id="id97">
        <svg:title/>
        <svg:desc/>
        <draw:custom-shape svg:x="7.41365in" svg:y="4.50522in" svg:width="1.86038in" svg:height="1.12004in" draw:id="id105" draw:style-name="a365" draw:name="Google Shape;112;p11">
          <svg:title/>
          <svg:desc/>
          <text:p text:style-name="a364" text:class-names="" text:cond-style-name=""><text:span text:style-name="a363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6.96537in" svg:y="4.50522in" svg:width="1.86038in" svg:height="1.12004in" draw:id="id106" draw:style-name="a368" draw:name="Google Shape;113;p11">
          <svg:title/>
          <svg:desc/>
          <text:p text:style-name="a367" text:class-names="" text:cond-style-name=""><text:span text:style-name="a366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6.51708in" svg:y="4.50522in" svg:width="1.86038in" svg:height="1.12004in" draw:id="id107" draw:style-name="a371" draw:name="Google Shape;114;p11">
          <svg:title/>
          <svg:desc/>
          <text:p text:style-name="a370" text:class-names="" text:cond-style-name=""><text:span text:style-name="a369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</draw:g>
      <draw:g draw:name="Google Shape;115;p11" draw:id="id98">
        <svg:title/>
        <svg:desc/>
        <draw:custom-shape svg:x="1.21197in" svg:y="0in" svg:width="2.06293in" svg:height="1.18472in" draw:id="id102" draw:style-name="a356" draw:name="Google Shape;116;p11">
          <svg:title/>
          <svg:desc/>
          <text:p text:style-name="a355" text:class-names="" text:cond-style-name=""><text:span text:style-name="a354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0.71488in" svg:y="0in" svg:width="2.06293in" svg:height="1.18472in" draw:id="id103" draw:style-name="a359" draw:name="Google Shape;117;p11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0.21779in" svg:y="0in" svg:width="2.06293in" svg:height="1.18472in" draw:id="id104" draw:style-name="a362" draw:name="Google Shape;118;p11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</draw:g>
      <draw:frame draw:id="id99" presentation:style-name="a345" draw:name="Google Shape;119;p11" svg:x="1.51558in" svg:y="1.5134in" svg:width="6.96883in" svg:height="1.50886in" presentation:class="title" presentation:placeholder="false">
        <draw:text-box>
          <text:p text:style-name="a344" text:class-names="" text:cond-style-name=""><text:span text:style-name="a343" text:class-names="">xx%</text:span></text:p>
        </draw:text-box>
        <svg:title/>
        <svg:desc/>
      </draw:frame>
      <draw:frame draw:id="id100" presentation:style-name="a349" draw:name="Google Shape;120;p11" svg:x="1.51558in" svg:y="3.13194in" svg:width="6.96883in" svg:height="0.70112in" presentation:class="outline" presentation:placeholder="false">
        <draw:text-box>
          <text:list text:style-name="a348">
            <text:list-item>
              <text:p text:style-name="a347" text:class-names="" text:cond-style-name=""><text:span text:style-name="a346" text:class-names=""/></text:p>
            </text:list-item>
          </text:list>
        </draw:text-box>
        <svg:title/>
        <svg:desc/>
      </draw:frame>
      <draw:frame draw:id="id101" presentation:style-name="a353" draw:name="Google Shape;121;p11" svg:x="9.17622in" svg:y="4.96902in" svg:width="0.60007in" svg:height="0.43045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>‹#›</text:page-number></text:span><text:span text:style-name="a351" text:class-names=""/></text:p>
        </draw:text-box>
        <svg:title/>
        <svg:desc/>
      </draw:frame>
      <presentation:notes style:page-layout-name="pageLayout2" draw:style-name="a377">
        <draw:page-thumbnail svg:x="0.41699in" svg:y="0.75in" svg:width="6.66675in" svg:height="3.75in" presentation:class="page" draw:id="id3" presentation:style-name="a372" draw:name="Google Shape;3;n">
          <svg:title/>
          <svg:desc/>
        </draw:page-thumbnail>
        <draw:frame draw:id="id4" presentation:style-name="a376" draw:name="Google Shape;4;n" svg:x="0.75in" svg:y="4.75in" svg:width="6in" svg:height="4.5in" presentation:class="notes" presentation:placeholder="false">
          <draw:text-box>
            <text:list text:style-name="a375">
              <text:list-item>
                <text:p text:style-name="a374" text:class-names="" text:cond-style-name=""><text:span text:style-name="a37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1-blank-BLANK" style:page-layout-name="pageLayout1" draw:style-name="a378">
      <draw:frame draw:id="id108" presentation:style-name="a382" draw:name="Google Shape;123;p12" svg:x="9.17622in" svg:y="4.96902in" svg:width="0.60007in" svg:height="0.43045in" presentation:class="page-number" presentation:placeholder="false">
        <draw:text-box>
          <text:p text:style-name="a381" text:class-names="" text:cond-style-name=""><text:span text:style-name="a379" text:class-names=""><text:page-number style:num-format="1" text:fixed="false">‹#›</text:page-number></text:span><text:span text:style-name="a380" text:class-names=""/></text:p>
        </draw:text-box>
        <svg:title/>
        <svg:desc/>
      </draw:frame>
      <presentation:notes style:page-layout-name="pageLayout2" draw:style-name="a388">
        <draw:page-thumbnail svg:x="0.41699in" svg:y="0.75in" svg:width="6.66675in" svg:height="3.75in" presentation:class="page" draw:id="id3" presentation:style-name="a383" draw:name="Google Shape;3;n">
          <svg:title/>
          <svg:desc/>
        </draw:page-thumbnail>
        <draw:frame draw:id="id4" presentation:style-name="a387" draw:name="Google Shape;4;n" svg:x="0.75in" svg:y="4.75in" svg:width="6in" svg:height="4.5in" presentation:class="notes" presentation:placeholder="false">
          <draw:text-box>
            <text:list text:style-name="a386">
              <text:list-item>
                <text:p text:style-name="a385" text:class-names="" text:cond-style-name=""><text:span text:style-name="a384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英國 £  </dc:title>
    <dc:date>2023-04-05T09:47:27Z</dc:date>
    <meta:editing-cycles>22</meta:editing-cycles>
  </office:meta>
</office:document-meta>
</file>